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8193783246624" table:style-name="ce1">
            <text:p>2,819378325</text:p>
          </table:table-cell>
          <table:table-cell office:value-type="float" office:value="0.61637054814793202" table:style-name="ce1">
            <text:p>0,616370548</text:p>
          </table:table-cell>
          <table:table-cell office:value-type="float" office:value="-1.3618909732009701" table:style-name="ce1">
            <text:p>-1,361890973</text:p>
          </table:table-cell>
          <table:table-cell office:value-type="float" office:value="0.33034145643162899" table:style-name="ce1">
            <text:p>0,33034145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0201196440704798" table:style-name="ce1">
            <text:p>4,020119644</text:p>
          </table:table-cell>
          <table:table-cell office:value-type="float" office:value="0.55258722266170102" table:style-name="ce1">
            <text:p>0,552587223</text:p>
          </table:table-cell>
          <table:table-cell office:value-type="float" office:value="-1.3859959031775799" table:style-name="ce1">
            <text:p>-1,385995903</text:p>
          </table:table-cell>
          <table:table-cell office:value-type="float" office:value="0.304555160652904" table:style-name="ce1">
            <text:p>0,304555161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4.8770239581095796" table:style-name="ce1">
            <text:p>4,877023958</text:p>
          </table:table-cell>
          <table:table-cell office:value-type="float" office:value="0.52320760032203295" table:style-name="ce1">
            <text:p>0,5232076</text:p>
          </table:table-cell>
          <table:table-cell office:value-type="float" office:value="-1.3853084727955101" table:style-name="ce1">
            <text:p>-1,385308473</text:p>
          </table:table-cell>
          <table:table-cell office:value-type="float" office:value="0.29423356105349802" table:style-name="ce1">
            <text:p>0,29423356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4574174199341403" table:style-name="ce1">
            <text:p>5,45741742</text:p>
          </table:table-cell>
          <table:table-cell office:value-type="float" office:value="0.50724497266082202" table:style-name="ce1">
            <text:p>0,507244973</text:p>
          </table:table-cell>
          <table:table-cell office:value-type="float" office:value="-1.39050499809962" table:style-name="ce1">
            <text:p>-1,390504998</text:p>
          </table:table-cell>
          <table:table-cell office:value-type="float" office:value="0.28484169772201801" table:style-name="ce1">
            <text:p>0,28484169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5.8558881674014902" table:style-name="ce1">
            <text:p>5,855888167</text:p>
          </table:table-cell>
          <table:table-cell office:value-type="float" office:value="0.49794084317730802" table:style-name="ce1">
            <text:p>0,497940843</text:p>
          </table:table-cell>
          <table:table-cell office:value-type="float" office:value="-1.39605525359157" table:style-name="ce1">
            <text:p>-1,396055254</text:p>
          </table:table-cell>
          <table:table-cell office:value-type="float" office:value="0.28035790850374598" table:style-name="ce1">
            <text:p>0,28035790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1050370472782998" table:style-name="ce1">
            <text:p>6,105037047</text:p>
          </table:table-cell>
          <table:table-cell office:value-type="float" office:value="0.49218562445397701" table:style-name="ce1">
            <text:p>0,492185624</text:p>
          </table:table-cell>
          <table:table-cell office:value-type="float" office:value="-1.3975273582066901" table:style-name="ce1">
            <text:p>-1,397527358</text:p>
          </table:table-cell>
          <table:table-cell office:value-type="float" office:value="0.27947361526315101" table:style-name="ce1">
            <text:p>0,279473615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6.1906359360310601" table:style-name="ce1">
            <text:p>6,190635936</text:p>
          </table:table-cell>
          <table:table-cell office:value-type="float" office:value="0.48971319016284598" table:style-name="ce1">
            <text:p>0,48971319</text:p>
          </table:table-cell>
          <table:table-cell office:value-type="float" office:value="-1.39880631575042" table:style-name="ce1">
            <text:p>-1,398806316</text:p>
          </table:table-cell>
          <table:table-cell office:value-type="float" office:value="0.27554936726248802" table:style-name="ce1">
            <text:p>0,27554936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2424371500026501" table:style-name="ce1">
            <text:p>6,24243715</text:p>
          </table:table-cell>
          <table:table-cell office:value-type="float" office:value="0.48852584207289301" table:style-name="ce1">
            <text:p>0,488525842</text:p>
          </table:table-cell>
          <table:table-cell office:value-type="float" office:value="-1.40136686201578" table:style-name="ce1">
            <text:p>-1,401366862</text:p>
          </table:table-cell>
          <table:table-cell office:value-type="float" office:value="0.27256503632205697" table:style-name="ce1">
            <text:p>0,272565036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6.2444678618526499" table:style-name="ce1">
            <text:p>6,244467862</text:p>
          </table:table-cell>
          <table:table-cell office:value-type="float" office:value="0.48808476545321899" table:style-name="ce1">
            <text:p>0,488084765</text:p>
          </table:table-cell>
          <table:table-cell office:value-type="float" office:value="-1.4006879618074399" table:style-name="ce1">
            <text:p>-1,400687962</text:p>
          </table:table-cell>
          <table:table-cell office:value-type="float" office:value="0.27271425288707302" table:style-name="ce1">
            <text:p>0,27271425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1996910901816298" table:style-name="ce1">
            <text:p>6,19969109</text:p>
          </table:table-cell>
          <table:table-cell office:value-type="float" office:value="0.48911266679459697" table:style-name="ce1">
            <text:p>0,489112667</text:p>
          </table:table-cell>
          <table:table-cell office:value-type="float" office:value="-1.40344705689463" table:style-name="ce1">
            <text:p>-1,403447057</text:p>
          </table:table-cell>
          <table:table-cell office:value-type="float" office:value="0.27000637379208198" table:style-name="ce1">
            <text:p>0,270006374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6.1767674372747896" table:style-name="ce1">
            <text:p>6,176767437</text:p>
          </table:table-cell>
          <table:table-cell office:value-type="float" office:value="0.489717529071314" table:style-name="ce1">
            <text:p>0,489717529</text:p>
          </table:table-cell>
          <table:table-cell office:value-type="float" office:value="-1.3994744570184401" table:style-name="ce1">
            <text:p>-1,399474457</text:p>
          </table:table-cell>
          <table:table-cell office:value-type="float" office:value="0.273468801405433" table:style-name="ce1">
            <text:p>0,27346880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526707348689396" table:style-name="ce1">
            <text:p>6,152670735</text:p>
          </table:table-cell>
          <table:table-cell office:value-type="float" office:value="0.49017806175714901" table:style-name="ce1">
            <text:p>0,490178062</text:p>
          </table:table-cell>
          <table:table-cell office:value-type="float" office:value="-1.40049483438546" table:style-name="ce1">
            <text:p>-1,400494834</text:p>
          </table:table-cell>
          <table:table-cell office:value-type="float" office:value="0.273684445363651" table:style-name="ce1">
            <text:p>0,273684445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6.1173078030003101" table:style-name="ce1">
            <text:p>6,117307803</text:p>
          </table:table-cell>
          <table:table-cell office:value-type="float" office:value="0.49125713356653" table:style-name="ce1">
            <text:p>0,491257134</text:p>
          </table:table-cell>
          <table:table-cell office:value-type="float" office:value="-1.4012508981149401" table:style-name="ce1">
            <text:p>-1,401250898</text:p>
          </table:table-cell>
          <table:table-cell office:value-type="float" office:value="0.27499921265669502" table:style-name="ce1">
            <text:p>0,27499921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0919138863835904" table:style-name="ce1">
            <text:p>6,091913886</text:p>
          </table:table-cell>
          <table:table-cell office:value-type="float" office:value="0.49191603843107901" table:style-name="ce1">
            <text:p>0,491916038</text:p>
          </table:table-cell>
          <table:table-cell office:value-type="float" office:value="-1.40183659890514" table:style-name="ce1">
            <text:p>-1,401836599</text:p>
          </table:table-cell>
          <table:table-cell office:value-type="float" office:value="0.27185349721581298" table:style-name="ce1">
            <text:p>0,271853497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6.07216172567278" table:style-name="ce1">
            <text:p>6,072161726</text:p>
          </table:table-cell>
          <table:table-cell office:value-type="float" office:value="0.49257520792565601" table:style-name="ce1">
            <text:p>0,492575208</text:p>
          </table:table-cell>
          <table:table-cell office:value-type="float" office:value="-1.3976899582628799" table:style-name="ce1">
            <text:p>-1,397689958</text:p>
          </table:table-cell>
          <table:table-cell office:value-type="float" office:value="0.27913301173677502" table:style-name="ce1">
            <text:p>0,2791330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0368477150183404" table:style-name="ce1">
            <text:p>6,036847715</text:p>
          </table:table-cell>
          <table:table-cell office:value-type="float" office:value="0.49299542517924999" table:style-name="ce1">
            <text:p>0,492995425</text:p>
          </table:table-cell>
          <table:table-cell office:value-type="float" office:value="-1.3960736883128999" table:style-name="ce1">
            <text:p>-1,396073688</text:p>
          </table:table-cell>
          <table:table-cell office:value-type="float" office:value="0.27638798464797298" table:style-name="ce1">
            <text:p>0,276387985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6.0121207101969398" table:style-name="ce1">
            <text:p>6,01212071</text:p>
          </table:table-cell>
          <table:table-cell office:value-type="float" office:value="0.49455293839203202" table:style-name="ce1">
            <text:p>0,494552938</text:p>
          </table:table-cell>
          <table:table-cell office:value-type="float" office:value="-1.4008431860680901" table:style-name="ce1">
            <text:p>-1,400843186</text:p>
          </table:table-cell>
          <table:table-cell office:value-type="float" office:value="0.27675940025856499" table:style-name="ce1">
            <text:p>0,276759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9948647561439303" table:style-name="ce1">
            <text:p>5,994864756</text:p>
          </table:table-cell>
          <table:table-cell office:value-type="float" office:value="0.49451814373341102" table:style-name="ce1">
            <text:p>0,494518144</text:p>
          </table:table-cell>
          <table:table-cell office:value-type="float" office:value="-1.39743021073234" table:style-name="ce1">
            <text:p>-1,397430211</text:p>
          </table:table-cell>
          <table:table-cell office:value-type="float" office:value="0.27893973698812602" table:style-name="ce1">
            <text:p>0,278939737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6.0001929262756297" table:style-name="ce1">
            <text:p>6,000192926</text:p>
          </table:table-cell>
          <table:table-cell office:value-type="float" office:value="0.49462298645936298" table:style-name="ce1">
            <text:p>0,494622986</text:p>
          </table:table-cell>
          <table:table-cell office:value-type="float" office:value="-1.3993375336904901" table:style-name="ce1">
            <text:p>-1,399337534</text:p>
          </table:table-cell>
          <table:table-cell office:value-type="float" office:value="0.278256498550772" table:style-name="ce1">
            <text:p>0,27825649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9838092478964198" table:style-name="ce1">
            <text:p>5,983809248</text:p>
          </table:table-cell>
          <table:table-cell office:value-type="float" office:value="0.49470580162320699" table:style-name="ce1">
            <text:p>0,494705802</text:p>
          </table:table-cell>
          <table:table-cell office:value-type="float" office:value="-1.39661760060386" table:style-name="ce1">
            <text:p>-1,396617601</text:p>
          </table:table-cell>
          <table:table-cell office:value-type="float" office:value="0.27597357259386701" table:style-name="ce1">
            <text:p>0,275973573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5.9807365520385503" table:style-name="ce1">
            <text:p>5,980736552</text:p>
          </table:table-cell>
          <table:table-cell office:value-type="float" office:value="0.49535178731282198" table:style-name="ce1">
            <text:p>0,495351787</text:p>
          </table:table-cell>
          <table:table-cell office:value-type="float" office:value="-1.39625671005511" table:style-name="ce1">
            <text:p>-1,39625671</text:p>
          </table:table-cell>
          <table:table-cell office:value-type="float" office:value="0.279742602765439" table:style-name="ce1">
            <text:p>0,27974260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9506742278470597" table:style-name="ce1">
            <text:p>5,950674228</text:p>
          </table:table-cell>
          <table:table-cell office:value-type="float" office:value="0.495405589702547" table:style-name="ce1">
            <text:p>0,49540559</text:p>
          </table:table-cell>
          <table:table-cell office:value-type="float" office:value="-1.39641791448413" table:style-name="ce1">
            <text:p>-1,396417914</text:p>
          </table:table-cell>
          <table:table-cell office:value-type="float" office:value="0.27765641309808198" table:style-name="ce1">
            <text:p>0,277656413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5.9477248250874304" table:style-name="ce1">
            <text:p>5,947724825</text:p>
          </table:table-cell>
          <table:table-cell office:value-type="float" office:value="0.49596813229204201" table:style-name="ce1">
            <text:p>0,495968132</text:p>
          </table:table-cell>
          <table:table-cell office:value-type="float" office:value="-1.3986955878235701" table:style-name="ce1">
            <text:p>-1,398695588</text:p>
          </table:table-cell>
          <table:table-cell office:value-type="float" office:value="0.27931164636237998" table:style-name="ce1">
            <text:p>0,27931164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9362979154291198" table:style-name="ce1">
            <text:p>5,936297915</text:p>
          </table:table-cell>
          <table:table-cell office:value-type="float" office:value="0.49571621182501902" table:style-name="ce1">
            <text:p>0,495716212</text:p>
          </table:table-cell>
          <table:table-cell office:value-type="float" office:value="-1.39534416527394" table:style-name="ce1">
            <text:p>-1,395344165</text:p>
          </table:table-cell>
          <table:table-cell office:value-type="float" office:value="0.27884677208074299" table:style-name="ce1">
            <text:p>0,278846772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5.9300425157561003" table:style-name="ce1">
            <text:p>5,930042516</text:p>
          </table:table-cell>
          <table:table-cell office:value-type="float" office:value="0.49553150381376698" table:style-name="ce1">
            <text:p>0,495531504</text:p>
          </table:table-cell>
          <table:table-cell office:value-type="float" office:value="-1.4009246594001701" table:style-name="ce1">
            <text:p>-1,400924659</text:p>
          </table:table-cell>
          <table:table-cell office:value-type="float" office:value="0.274519062620245" table:style-name="ce1">
            <text:p>0,27451906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8984252925106704" table:style-name="ce1">
            <text:p>5,898425293</text:p>
          </table:table-cell>
          <table:table-cell office:value-type="float" office:value="0.49638236041720202" table:style-name="ce1">
            <text:p>0,49638236</text:p>
          </table:table-cell>
          <table:table-cell office:value-type="float" office:value="-1.39686220308252" table:style-name="ce1">
            <text:p>-1,396862203</text:p>
          </table:table-cell>
          <table:table-cell office:value-type="float" office:value="0.28021921848601899" table:style-name="ce1">
            <text:p>0,280219218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5.90887344135884" table:style-name="ce1">
            <text:p>5,908873441</text:p>
          </table:table-cell>
          <table:table-cell office:value-type="float" office:value="0.49591955723476799" table:style-name="ce1">
            <text:p>0,495919557</text:p>
          </table:table-cell>
          <table:table-cell office:value-type="float" office:value="-1.39642326134647" table:style-name="ce1">
            <text:p>-1,396423261</text:p>
          </table:table-cell>
          <table:table-cell office:value-type="float" office:value="0.276881396330935" table:style-name="ce1">
            <text:p>0,27688139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8995101253669704" table:style-name="ce1">
            <text:p>5,899510125</text:p>
          </table:table-cell>
          <table:table-cell office:value-type="float" office:value="0.49632746351192902" table:style-name="ce1">
            <text:p>0,496327464</text:p>
          </table:table-cell>
          <table:table-cell office:value-type="float" office:value="-1.39584970119" table:style-name="ce1">
            <text:p>-1,395849701</text:p>
          </table:table-cell>
          <table:table-cell office:value-type="float" office:value="0.27794554493902401" table:style-name="ce1">
            <text:p>0,277945545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5.8758771970655896" table:style-name="ce1">
            <text:p>5,875877197</text:p>
          </table:table-cell>
          <table:table-cell office:value-type="float" office:value="0.49676017925173399" table:style-name="ce1">
            <text:p>0,496760179</text:p>
          </table:table-cell>
          <table:table-cell office:value-type="float" office:value="-1.3952149642810501" table:style-name="ce1">
            <text:p>-1,395214964</text:p>
          </table:table-cell>
          <table:table-cell office:value-type="float" office:value="0.27904987238873502" table:style-name="ce1">
            <text:p>0,27904987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9045610795058803" table:style-name="ce1">
            <text:p>5,90456108</text:p>
          </table:table-cell>
          <table:table-cell office:value-type="float" office:value="0.49637741420437897" table:style-name="ce1">
            <text:p>0,496377414</text:p>
          </table:table-cell>
          <table:table-cell office:value-type="float" office:value="-1.3984427931938801" table:style-name="ce1">
            <text:p>-1,398442793</text:p>
          </table:table-cell>
          <table:table-cell office:value-type="float" office:value="0.27808447774200501" table:style-name="ce1">
            <text:p>0,278084478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5.92545328247851" table:style-name="ce1">
            <text:p>5,925453282</text:p>
          </table:table-cell>
          <table:table-cell office:value-type="float" office:value="0.49540383750568001" table:style-name="ce1">
            <text:p>0,495403838</text:p>
          </table:table-cell>
          <table:table-cell office:value-type="float" office:value="-1.3972678987063001" table:style-name="ce1">
            <text:p>-1,397267899</text:p>
          </table:table-cell>
          <table:table-cell office:value-type="float" office:value="0.276954673814998" table:style-name="ce1">
            <text:p>0,27695467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.8970062299192803" table:style-name="ce1">
            <text:p>5,89700623</text:p>
          </table:table-cell>
          <table:table-cell office:value-type="float" office:value="0.49614078948832302" table:style-name="ce1">
            <text:p>0,496140789</text:p>
          </table:table-cell>
          <table:table-cell office:value-type="float" office:value="-1.3974736304214801" table:style-name="ce1">
            <text:p>-1,39747363</text:p>
          </table:table-cell>
          <table:table-cell office:value-type="float" office:value="0.27925299368720502" table:style-name="ce1">
            <text:p>0,279252994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5.9016104846555004" table:style-name="ce1">
            <text:p>5,901610485</text:p>
          </table:table-cell>
          <table:table-cell office:value-type="float" office:value="0.49587469487657998" table:style-name="ce1">
            <text:p>0,495874695</text:p>
          </table:table-cell>
          <table:table-cell office:value-type="float" office:value="-1.3978120382281101" table:style-name="ce1">
            <text:p>-1,397812038</text:p>
          </table:table-cell>
          <table:table-cell office:value-type="float" office:value="0.27804660935173597" table:style-name="ce1">
            <text:p>0,27804660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9101532106498897" table:style-name="ce1">
            <text:p>5,910153211</text:p>
          </table:table-cell>
          <table:table-cell office:value-type="float" office:value="0.49677556616344698" table:style-name="ce1">
            <text:p>0,496775566</text:p>
          </table:table-cell>
          <table:table-cell office:value-type="float" office:value="-1.3962139042055399" table:style-name="ce1">
            <text:p>-1,396213904</text:p>
          </table:table-cell>
          <table:table-cell office:value-type="float" office:value="0.27889022301842398" table:style-name="ce1">
            <text:p>0,278890223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5.92321026586451" table:style-name="ce1">
            <text:p>5,923210266</text:p>
          </table:table-cell>
          <table:table-cell office:value-type="float" office:value="0.49584516946340101" table:style-name="ce1">
            <text:p>0,495845169</text:p>
          </table:table-cell>
          <table:table-cell office:value-type="float" office:value="-1.3945951173178499" table:style-name="ce1">
            <text:p>-1,394595117</text:p>
          </table:table-cell>
          <table:table-cell office:value-type="float" office:value="0.27902120059872598" table:style-name="ce1">
            <text:p>0,27902120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.8821140813920101" table:style-name="ce1">
            <text:p>5,882114081</text:p>
          </table:table-cell>
          <table:table-cell office:value-type="float" office:value="0.49705233945201099" table:style-name="ce1">
            <text:p>0,497052339</text:p>
          </table:table-cell>
          <table:table-cell office:value-type="float" office:value="-1.3945198740335301" table:style-name="ce1">
            <text:p>-1,394519874</text:p>
          </table:table-cell>
          <table:table-cell office:value-type="float" office:value="0.28081555294918198" table:style-name="ce1">
            <text:p>0,280815553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5.8847374550105203" table:style-name="ce1">
            <text:p>5,884737455</text:p>
          </table:table-cell>
          <table:table-cell office:value-type="float" office:value="0.496456438828763" table:style-name="ce1">
            <text:p>0,496456439</text:p>
          </table:table-cell>
          <table:table-cell office:value-type="float" office:value="-1.39323057730635" table:style-name="ce1">
            <text:p>-1,393230577</text:p>
          </table:table-cell>
          <table:table-cell office:value-type="float" office:value="0.27882223302416997" table:style-name="ce1">
            <text:p>0,27882223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8821377777249397" table:style-name="ce1">
            <text:p>5,882137778</text:p>
          </table:table-cell>
          <table:table-cell office:value-type="float" office:value="0.49700481772563498" table:style-name="ce1">
            <text:p>0,497004818</text:p>
          </table:table-cell>
          <table:table-cell office:value-type="float" office:value="-1.39634603190148" table:style-name="ce1">
            <text:p>-1,396346032</text:p>
          </table:table-cell>
          <table:table-cell office:value-type="float" office:value="0.28035242570108299" table:style-name="ce1">
            <text:p>0,280352426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5.9068618271295597" table:style-name="ce1">
            <text:p>5,906861827</text:p>
          </table:table-cell>
          <table:table-cell office:value-type="float" office:value="0.49616202459368203" table:style-name="ce1">
            <text:p>0,496162025</text:p>
          </table:table-cell>
          <table:table-cell office:value-type="float" office:value="-1.39852740092832" table:style-name="ce1">
            <text:p>-1,398527401</text:p>
          </table:table-cell>
          <table:table-cell office:value-type="float" office:value="0.27966340669934198" table:style-name="ce1">
            <text:p>0,27966340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8881247529116401" table:style-name="ce1">
            <text:p>5,888124753</text:p>
          </table:table-cell>
          <table:table-cell office:value-type="float" office:value="0.49694008614093099" table:style-name="ce1">
            <text:p>0,496940086</text:p>
          </table:table-cell>
          <table:table-cell office:value-type="float" office:value="-1.39946136355804" table:style-name="ce1">
            <text:p>-1,399461364</text:p>
          </table:table-cell>
          <table:table-cell office:value-type="float" office:value="0.27777325076022902" table:style-name="ce1">
            <text:p>0,277773251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5.9035174496007397" table:style-name="ce1">
            <text:p>5,90351745</text:p>
          </table:table-cell>
          <table:table-cell office:value-type="float" office:value="0.49596086873338602" table:style-name="ce1">
            <text:p>0,495960869</text:p>
          </table:table-cell>
          <table:table-cell office:value-type="float" office:value="-1.3941702728090699" table:style-name="ce1">
            <text:p>-1,394170273</text:p>
          </table:table-cell>
          <table:table-cell office:value-type="float" office:value="0.27905673654903101" table:style-name="ce1">
            <text:p>0,27905673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9033945700538402" table:style-name="ce1">
            <text:p>5,90339457</text:p>
          </table:table-cell>
          <table:table-cell office:value-type="float" office:value="0.49673546160266902" table:style-name="ce1">
            <text:p>0,496735462</text:p>
          </table:table-cell>
          <table:table-cell office:value-type="float" office:value="-1.4011608323498701" table:style-name="ce1">
            <text:p>-1,401160832</text:p>
          </table:table-cell>
          <table:table-cell office:value-type="float" office:value="0.27734548467959402" table:style-name="ce1">
            <text:p>0,277345485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5.8776726396306103" table:style-name="ce1">
            <text:p>5,87767264</text:p>
          </table:table-cell>
          <table:table-cell office:value-type="float" office:value="0.49723353730444397" table:style-name="ce1">
            <text:p>0,497233537</text:p>
          </table:table-cell>
          <table:table-cell office:value-type="float" office:value="-1.39665482242825" table:style-name="ce1">
            <text:p>-1,396654822</text:p>
          </table:table-cell>
          <table:table-cell office:value-type="float" office:value="0.27756345398019" table:style-name="ce1">
            <text:p>0,27756345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.8809818747659603" table:style-name="ce1">
            <text:p>5,880981875</text:p>
          </table:table-cell>
          <table:table-cell office:value-type="float" office:value="0.49722721997333302" table:style-name="ce1">
            <text:p>0,49722722</text:p>
          </table:table-cell>
          <table:table-cell office:value-type="float" office:value="-1.4015424941328101" table:style-name="ce1">
            <text:p>-1,401542494</text:p>
          </table:table-cell>
          <table:table-cell office:value-type="float" office:value="0.27601476278780701" table:style-name="ce1">
            <text:p>0,276014763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5.8876338307840301" table:style-name="ce1">
            <text:p>5,887633831</text:p>
          </table:table-cell>
          <table:table-cell office:value-type="float" office:value="0.49649196879448898" table:style-name="ce1">
            <text:p>0,496491969</text:p>
          </table:table-cell>
          <table:table-cell office:value-type="float" office:value="-1.39759484005527" table:style-name="ce1">
            <text:p>-1,39759484</text:p>
          </table:table-cell>
          <table:table-cell office:value-type="float" office:value="0.27647730017076" table:style-name="ce1">
            <text:p>0,276477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8680800449227899" table:style-name="ce1">
            <text:p>5,868080045</text:p>
          </table:table-cell>
          <table:table-cell office:value-type="float" office:value="0.49755087608888698" table:style-name="ce1">
            <text:p>0,497550876</text:p>
          </table:table-cell>
          <table:table-cell office:value-type="float" office:value="-1.39582744321992" table:style-name="ce1">
            <text:p>-1,395827443</text:p>
          </table:table-cell>
          <table:table-cell office:value-type="float" office:value="0.27939413131141" table:style-name="ce1">
            <text:p>0,279394131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5.8311907761070696" table:style-name="ce1">
            <text:p>5,831190776</text:p>
          </table:table-cell>
          <table:table-cell office:value-type="float" office:value="0.49803304448844699" table:style-name="ce1">
            <text:p>0,498033044</text:p>
          </table:table-cell>
          <table:table-cell office:value-type="float" office:value="-1.3921613367485199" table:style-name="ce1">
            <text:p>-1,392161337</text:p>
          </table:table-cell>
          <table:table-cell office:value-type="float" office:value="0.282794996174488" table:style-name="ce1">
            <text:p>0,282794996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8390826483765004" table:style-name="ce1">
            <text:p>5,839082648</text:p>
          </table:table-cell>
          <table:table-cell office:value-type="float" office:value="0.49800764482987703" table:style-name="ce1">
            <text:p>0,498007645</text:p>
          </table:table-cell>
          <table:table-cell office:value-type="float" office:value="-1.39732683658785" table:style-name="ce1">
            <text:p>-1,397326837</text:p>
          </table:table-cell>
          <table:table-cell office:value-type="float" office:value="0.27918853513344299" table:style-name="ce1">
            <text:p>0,279188535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5.8443711438701103" table:style-name="ce1">
            <text:p>5,844371144</text:p>
          </table:table-cell>
          <table:table-cell office:value-type="float" office:value="0.49803522526251798" table:style-name="ce1">
            <text:p>0,498035225</text:p>
          </table:table-cell>
          <table:table-cell office:value-type="float" office:value="-1.3936840028666599" table:style-name="ce1">
            <text:p>-1,393684003</text:p>
          </table:table-cell>
          <table:table-cell office:value-type="float" office:value="0.28280644447602599" table:style-name="ce1">
            <text:p>0,28280644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8399620069828302" table:style-name="ce1">
            <text:p>5,839962007</text:p>
          </table:table-cell>
          <table:table-cell office:value-type="float" office:value="0.49823725805286101" table:style-name="ce1">
            <text:p>0,498237258</text:p>
          </table:table-cell>
          <table:table-cell office:value-type="float" office:value="-1.39520126049467" table:style-name="ce1">
            <text:p>-1,39520126</text:p>
          </table:table-cell>
          <table:table-cell office:value-type="float" office:value="0.27936661673536101" table:style-name="ce1">
            <text:p>0,279366617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5.8379403352303401" table:style-name="ce1">
            <text:p>5,837940335</text:p>
          </table:table-cell>
          <table:table-cell office:value-type="float" office:value="0.497983959704909" table:style-name="ce1">
            <text:p>0,49798396</text:p>
          </table:table-cell>
          <table:table-cell office:value-type="float" office:value="-1.3969602244930599" table:style-name="ce1">
            <text:p>-1,396960224</text:p>
          </table:table-cell>
          <table:table-cell office:value-type="float" office:value="0.28048113170861" table:style-name="ce1">
            <text:p>0,28048113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84431686218399" table:style-name="ce1">
            <text:p>5,844316862</text:p>
          </table:table-cell>
          <table:table-cell office:value-type="float" office:value="0.49770107246985901" table:style-name="ce1">
            <text:p>0,497701072</text:p>
          </table:table-cell>
          <table:table-cell office:value-type="float" office:value="-1.3966280042565" table:style-name="ce1">
            <text:p>-1,396628004</text:p>
          </table:table-cell>
          <table:table-cell office:value-type="float" office:value="0.27874912160842003" table:style-name="ce1">
            <text:p>0,278749122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5.8427246454865198" table:style-name="ce1">
            <text:p>5,842724645</text:p>
          </table:table-cell>
          <table:table-cell office:value-type="float" office:value="0.49796611714364403" table:style-name="ce1">
            <text:p>0,497966117</text:p>
          </table:table-cell>
          <table:table-cell office:value-type="float" office:value="-1.3969193968458" table:style-name="ce1">
            <text:p>-1,396919397</text:p>
          </table:table-cell>
          <table:table-cell office:value-type="float" office:value="0.28122495703947697" table:style-name="ce1">
            <text:p>0,28122495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8318029889774703" table:style-name="ce1">
            <text:p>5,831802989</text:p>
          </table:table-cell>
          <table:table-cell office:value-type="float" office:value="0.49811872918266398" table:style-name="ce1">
            <text:p>0,498118729</text:p>
          </table:table-cell>
          <table:table-cell office:value-type="float" office:value="-1.3959048334640001" table:style-name="ce1">
            <text:p>-1,395904833</text:p>
          </table:table-cell>
          <table:table-cell office:value-type="float" office:value="0.28073827144706898" table:style-name="ce1">
            <text:p>0,280738271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5.8268171468481" table:style-name="ce1">
            <text:p>5,826817147</text:p>
          </table:table-cell>
          <table:table-cell office:value-type="float" office:value="0.49805581161771501" table:style-name="ce1">
            <text:p>0,498055812</text:p>
          </table:table-cell>
          <table:table-cell office:value-type="float" office:value="-1.3994904668033501" table:style-name="ce1">
            <text:p>-1,399490467</text:p>
          </table:table-cell>
          <table:table-cell office:value-type="float" office:value="0.27870181965928098" table:style-name="ce1">
            <text:p>0,27870182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.8094308074744401" table:style-name="ce1">
            <text:p>5,809430807</text:p>
          </table:table-cell>
          <table:table-cell office:value-type="float" office:value="0.49878373826342398" table:style-name="ce1">
            <text:p>0,498783738</text:p>
          </table:table-cell>
          <table:table-cell office:value-type="float" office:value="-1.40040834199855" table:style-name="ce1">
            <text:p>-1,400408342</text:p>
          </table:table-cell>
          <table:table-cell office:value-type="float" office:value="0.27701972252344698" table:style-name="ce1">
            <text:p>0,277019723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5.7689148186027097" table:style-name="ce1">
            <text:p>5,768914819</text:p>
          </table:table-cell>
          <table:table-cell office:value-type="float" office:value="0.49901188008699399" table:style-name="ce1">
            <text:p>0,49901188</text:p>
          </table:table-cell>
          <table:table-cell office:value-type="float" office:value="-1.3952631971218099" table:style-name="ce1">
            <text:p>-1,395263197</text:p>
          </table:table-cell>
          <table:table-cell office:value-type="float" office:value="0.27905882677296201" table:style-name="ce1">
            <text:p>0,27905882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7395070192585" table:style-name="ce1">
            <text:p>5,773950702</text:p>
          </table:table-cell>
          <table:table-cell office:value-type="float" office:value="0.49919737246532497" table:style-name="ce1">
            <text:p>0,499197372</text:p>
          </table:table-cell>
          <table:table-cell office:value-type="float" office:value="-1.39630499160821" table:style-name="ce1">
            <text:p>-1,396304992</text:p>
          </table:table-cell>
          <table:table-cell office:value-type="float" office:value="0.27745465412022102" table:style-name="ce1">
            <text:p>0,27745465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5.7757524610994597" table:style-name="ce1">
            <text:p>5,775752461</text:p>
          </table:table-cell>
          <table:table-cell office:value-type="float" office:value="0.49968433073368201" table:style-name="ce1">
            <text:p>0,499684331</text:p>
          </table:table-cell>
          <table:table-cell office:value-type="float" office:value="-1.39825004280138" table:style-name="ce1">
            <text:p>-1,398250043</text:p>
          </table:table-cell>
          <table:table-cell office:value-type="float" office:value="0.28196249246834199" table:style-name="ce1">
            <text:p>0,28196249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7824927236720098" table:style-name="ce1">
            <text:p>5,782492724</text:p>
          </table:table-cell>
          <table:table-cell office:value-type="float" office:value="0.49908323525311898" table:style-name="ce1">
            <text:p>0,499083235</text:p>
          </table:table-cell>
          <table:table-cell office:value-type="float" office:value="-1.3964630534644999" table:style-name="ce1">
            <text:p>-1,396463053</text:p>
          </table:table-cell>
          <table:table-cell office:value-type="float" office:value="0.280243054791949" table:style-name="ce1">
            <text:p>0,280243055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5.7922589311513502" table:style-name="ce1">
            <text:p>5,792258931</text:p>
          </table:table-cell>
          <table:table-cell office:value-type="float" office:value="0.49860636727995" table:style-name="ce1">
            <text:p>0,498606367</text:p>
          </table:table-cell>
          <table:table-cell office:value-type="float" office:value="-1.3962733527014699" table:style-name="ce1">
            <text:p>-1,396273353</text:p>
          </table:table-cell>
          <table:table-cell office:value-type="float" office:value="0.27748662333563501" table:style-name="ce1">
            <text:p>0,27748662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7966466304023596" table:style-name="ce1">
            <text:p>5,79664663</text:p>
          </table:table-cell>
          <table:table-cell office:value-type="float" office:value="0.49891831959367899" table:style-name="ce1">
            <text:p>0,49891832</text:p>
          </table:table-cell>
          <table:table-cell office:value-type="float" office:value="-1.3963399483632499" table:style-name="ce1">
            <text:p>-1,396339948</text:p>
          </table:table-cell>
          <table:table-cell office:value-type="float" office:value="0.278863962483197" table:style-name="ce1">
            <text:p>0,278863962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5.7998835320751301" table:style-name="ce1">
            <text:p>5,799883532</text:p>
          </table:table-cell>
          <table:table-cell office:value-type="float" office:value="0.49893155515366699" table:style-name="ce1">
            <text:p>0,498931555</text:p>
          </table:table-cell>
          <table:table-cell office:value-type="float" office:value="-1.3958723263489099" table:style-name="ce1">
            <text:p>-1,395872326</text:p>
          </table:table-cell>
          <table:table-cell office:value-type="float" office:value="0.28249646264575901" table:style-name="ce1">
            <text:p>0,282496463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7833211173255501" table:style-name="ce1">
            <text:p>5,783321117</text:p>
          </table:table-cell>
          <table:table-cell office:value-type="float" office:value="0.49929597504039502" table:style-name="ce1">
            <text:p>0,499295975</text:p>
          </table:table-cell>
          <table:table-cell office:value-type="float" office:value="-1.3970023771027" table:style-name="ce1">
            <text:p>-1,397002377</text:p>
          </table:table-cell>
          <table:table-cell office:value-type="float" office:value="0.27868283555524997" table:style-name="ce1">
            <text:p>0,278682836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5.7751301514672404" table:style-name="ce1">
            <text:p>5,775130151</text:p>
          </table:table-cell>
          <table:table-cell office:value-type="float" office:value="0.49949348910922697" table:style-name="ce1">
            <text:p>0,499493489</text:p>
          </table:table-cell>
          <table:table-cell office:value-type="float" office:value="-1.39867537648468" table:style-name="ce1">
            <text:p>-1,398675376</text:p>
          </table:table-cell>
          <table:table-cell office:value-type="float" office:value="0.27740415368286903" table:style-name="ce1">
            <text:p>0,27740415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.7833235328323198" table:style-name="ce1">
            <text:p>5,783323533</text:p>
          </table:table-cell>
          <table:table-cell office:value-type="float" office:value="0.49919211934116697" table:style-name="ce1">
            <text:p>0,499192119</text:p>
          </table:table-cell>
          <table:table-cell office:value-type="float" office:value="-1.39560146225541" table:style-name="ce1">
            <text:p>-1,395601462</text:p>
          </table:table-cell>
          <table:table-cell office:value-type="float" office:value="0.27810198485285298" table:style-name="ce1">
            <text:p>0,278101985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5.7493200013873897" table:style-name="ce1">
            <text:p>5,749320001</text:p>
          </table:table-cell>
          <table:table-cell office:value-type="float" office:value="0.500152382047368" table:style-name="ce1">
            <text:p>0,500152382</text:p>
          </table:table-cell>
          <table:table-cell office:value-type="float" office:value="-1.3963132978177299" table:style-name="ce1">
            <text:p>-1,396313298</text:p>
          </table:table-cell>
          <table:table-cell office:value-type="float" office:value="0.28050552665765499" table:style-name="ce1">
            <text:p>0,28050552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25911328799397" table:style-name="ce1">
            <text:p>5,752591133</text:p>
          </table:table-cell>
          <table:table-cell office:value-type="float" office:value="0.50022802387746901" table:style-name="ce1">
            <text:p>0,500228024</text:p>
          </table:table-cell>
          <table:table-cell office:value-type="float" office:value="-1.3979281527921901" table:style-name="ce1">
            <text:p>-1,397928153</text:p>
          </table:table-cell>
          <table:table-cell office:value-type="float" office:value="0.28095310545449398" table:style-name="ce1">
            <text:p>0,280953105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5.7825755124905296" table:style-name="ce1">
            <text:p>5,782575512</text:p>
          </table:table-cell>
          <table:table-cell office:value-type="float" office:value="0.499316258585352" table:style-name="ce1">
            <text:p>0,499316259</text:p>
          </table:table-cell>
          <table:table-cell office:value-type="float" office:value="-1.4011745048384301" table:style-name="ce1">
            <text:p>-1,401174505</text:p>
          </table:table-cell>
          <table:table-cell office:value-type="float" office:value="0.27726519563992802" table:style-name="ce1">
            <text:p>0,27726519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.77721726805333" table:style-name="ce1">
            <text:p>5,777217268</text:p>
          </table:table-cell>
          <table:table-cell office:value-type="float" office:value="0.49932842354631102" table:style-name="ce1">
            <text:p>0,499328424</text:p>
          </table:table-cell>
          <table:table-cell office:value-type="float" office:value="-1.3981308831779899" table:style-name="ce1">
            <text:p>-1,398130883</text:p>
          </table:table-cell>
          <table:table-cell office:value-type="float" office:value="0.27766438345643901" table:style-name="ce1">
            <text:p>0,277664383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5.8066472107445204" table:style-name="ce1">
            <text:p>5,806647211</text:p>
          </table:table-cell>
          <table:table-cell office:value-type="float" office:value="0.498528418059207" table:style-name="ce1">
            <text:p>0,498528418</text:p>
          </table:table-cell>
          <table:table-cell office:value-type="float" office:value="-1.3961417902462101" table:style-name="ce1">
            <text:p>-1,39614179</text:p>
          </table:table-cell>
          <table:table-cell office:value-type="float" office:value="0.279010401032383" table:style-name="ce1">
            <text:p>0,27901040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8329543757289404" table:style-name="ce1">
            <text:p>5,832954376</text:p>
          </table:table-cell>
          <table:table-cell office:value-type="float" office:value="0.497658660441194" table:style-name="ce1">
            <text:p>0,49765866</text:p>
          </table:table-cell>
          <table:table-cell office:value-type="float" office:value="-1.3996942211439201" table:style-name="ce1">
            <text:p>-1,399694221</text:p>
          </table:table-cell>
          <table:table-cell office:value-type="float" office:value="0.27643801464586698" table:style-name="ce1">
            <text:p>0,276438015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5.8184874454943403" table:style-name="ce1">
            <text:p>5,818487445</text:p>
          </table:table-cell>
          <table:table-cell office:value-type="float" office:value="0.49771346777724901" table:style-name="ce1">
            <text:p>0,497713468</text:p>
          </table:table-cell>
          <table:table-cell office:value-type="float" office:value="-1.3958127738988499" table:style-name="ce1">
            <text:p>-1,395812774</text:p>
          </table:table-cell>
          <table:table-cell office:value-type="float" office:value="0.27821729562513697" table:style-name="ce1">
            <text:p>0,27821729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8201147418054404" table:style-name="ce1">
            <text:p>5,820114742</text:p>
          </table:table-cell>
          <table:table-cell office:value-type="float" office:value="0.49797272622875999" table:style-name="ce1">
            <text:p>0,497972726</text:p>
          </table:table-cell>
          <table:table-cell office:value-type="float" office:value="-1.39712959172492" table:style-name="ce1">
            <text:p>-1,397129592</text:p>
          </table:table-cell>
          <table:table-cell office:value-type="float" office:value="0.27688111965206702" table:style-name="ce1">
            <text:p>0,27688112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5.8078816916133302" table:style-name="ce1">
            <text:p>5,807881692</text:p>
          </table:table-cell>
          <table:table-cell office:value-type="float" office:value="0.49805219056535999" table:style-name="ce1">
            <text:p>0,498052191</text:p>
          </table:table-cell>
          <table:table-cell office:value-type="float" office:value="-1.3954976841579001" table:style-name="ce1">
            <text:p>-1,395497684</text:p>
          </table:table-cell>
          <table:table-cell office:value-type="float" office:value="0.27899075703118797" table:style-name="ce1">
            <text:p>0,278990757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7954305517406803" table:style-name="ce1">
            <text:p>5,795430552</text:p>
          </table:table-cell>
          <table:table-cell office:value-type="float" office:value="0.499020614938333" table:style-name="ce1">
            <text:p>0,499020615</text:p>
          </table:table-cell>
          <table:table-cell office:value-type="float" office:value="-1.3969486267501801" table:style-name="ce1">
            <text:p>-1,396948627</text:p>
          </table:table-cell>
          <table:table-cell office:value-type="float" office:value="0.280685448062095" table:style-name="ce1">
            <text:p>0,280685448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5.7865134614120999" table:style-name="ce1">
            <text:p>5,786513461</text:p>
          </table:table-cell>
          <table:table-cell office:value-type="float" office:value="0.49923625090284901" table:style-name="ce1">
            <text:p>0,499236251</text:p>
          </table:table-cell>
          <table:table-cell office:value-type="float" office:value="-1.3983797585586899" table:style-name="ce1">
            <text:p>-1,398379759</text:p>
          </table:table-cell>
          <table:table-cell office:value-type="float" office:value="0.27943906849507" table:style-name="ce1">
            <text:p>0,279439068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78925435361535" table:style-name="ce1">
            <text:p>5,789254354</text:p>
          </table:table-cell>
          <table:table-cell office:value-type="float" office:value="0.49874295965962501" table:style-name="ce1">
            <text:p>0,49874296</text:p>
          </table:table-cell>
          <table:table-cell office:value-type="float" office:value="-1.3953861020540499" table:style-name="ce1">
            <text:p>-1,395386102</text:p>
          </table:table-cell>
          <table:table-cell office:value-type="float" office:value="0.27857147903054602" table:style-name="ce1">
            <text:p>0,278571479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5.7622941766067601" table:style-name="ce1">
            <text:p>5,762294177</text:p>
          </table:table-cell>
          <table:table-cell office:value-type="float" office:value="0.49893068163551901" table:style-name="ce1">
            <text:p>0,498930682</text:p>
          </table:table-cell>
          <table:table-cell office:value-type="float" office:value="-1.3956399966403601" table:style-name="ce1">
            <text:p>-1,395639997</text:p>
          </table:table-cell>
          <table:table-cell office:value-type="float" office:value="0.27835557176640502" table:style-name="ce1">
            <text:p>0,278355572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7669919156144003" table:style-name="ce1">
            <text:p>5,766991916</text:p>
          </table:table-cell>
          <table:table-cell office:value-type="float" office:value="0.49891659980489" table:style-name="ce1">
            <text:p>0,4989166</text:p>
          </table:table-cell>
          <table:table-cell office:value-type="float" office:value="-1.39601677248097" table:style-name="ce1">
            <text:p>-1,396016772</text:p>
          </table:table-cell>
          <table:table-cell office:value-type="float" office:value="0.27909727526639699" table:style-name="ce1">
            <text:p>0,279097275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5.7519985692822697" table:style-name="ce1">
            <text:p>5,751998569</text:p>
          </table:table-cell>
          <table:table-cell office:value-type="float" office:value="0.49958528492740401" table:style-name="ce1">
            <text:p>0,499585285</text:p>
          </table:table-cell>
          <table:table-cell office:value-type="float" office:value="-1.3965653227289301" table:style-name="ce1">
            <text:p>-1,396565323</text:p>
          </table:table-cell>
          <table:table-cell office:value-type="float" office:value="0.27903483052757799" table:style-name="ce1">
            <text:p>0,27903483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7212964024318902" table:style-name="ce1">
            <text:p>5,721296402</text:p>
          </table:table-cell>
          <table:table-cell office:value-type="float" office:value="0.50040668701163005" table:style-name="ce1">
            <text:p>0,500406687</text:p>
          </table:table-cell>
          <table:table-cell office:value-type="float" office:value="-1.3970020915444299" table:style-name="ce1">
            <text:p>-1,397002092</text:p>
          </table:table-cell>
          <table:table-cell office:value-type="float" office:value="0.28004875120244999" table:style-name="ce1">
            <text:p>0,280048751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5.7140103241509603" table:style-name="ce1">
            <text:p>5,714010324</text:p>
          </table:table-cell>
          <table:table-cell office:value-type="float" office:value="0.50098794330174201" table:style-name="ce1">
            <text:p>0,500987943</text:p>
          </table:table-cell>
          <table:table-cell office:value-type="float" office:value="-1.3983675704280401" table:style-name="ce1">
            <text:p>-1,39836757</text:p>
          </table:table-cell>
          <table:table-cell office:value-type="float" office:value="0.28062521164144499" table:style-name="ce1">
            <text:p>0,28062521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7015479095274504" table:style-name="ce1">
            <text:p>5,70154791</text:p>
          </table:table-cell>
          <table:table-cell office:value-type="float" office:value="0.50124604501798198" table:style-name="ce1">
            <text:p>0,501246045</text:p>
          </table:table-cell>
          <table:table-cell office:value-type="float" office:value="-1.39539797576682" table:style-name="ce1">
            <text:p>-1,395397976</text:p>
          </table:table-cell>
          <table:table-cell office:value-type="float" office:value="0.28296762612482901" table:style-name="ce1">
            <text:p>0,282967626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5.6983562496536004" table:style-name="ce1">
            <text:p>5,69835625</text:p>
          </table:table-cell>
          <table:table-cell office:value-type="float" office:value="0.50071537765844698" table:style-name="ce1">
            <text:p>0,500715378</text:p>
          </table:table-cell>
          <table:table-cell office:value-type="float" office:value="-1.39540630624328" table:style-name="ce1">
            <text:p>-1,395406306</text:p>
          </table:table-cell>
          <table:table-cell office:value-type="float" office:value="0.27790060324652099" table:style-name="ce1">
            <text:p>0,277900603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7485114228384102" table:style-name="ce1">
            <text:p>5,748511423</text:p>
          </table:table-cell>
          <table:table-cell office:value-type="float" office:value="0.49929623030577402" table:style-name="ce1">
            <text:p>0,49929623</text:p>
          </table:table-cell>
          <table:table-cell office:value-type="float" office:value="-1.3992597274315901" table:style-name="ce1">
            <text:p>-1,399259727</text:p>
          </table:table-cell>
          <table:table-cell office:value-type="float" office:value="0.27553753455963098" table:style-name="ce1">
            <text:p>0,275537535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5.7276178133383002" table:style-name="ce1">
            <text:p>5,727617813</text:p>
          </table:table-cell>
          <table:table-cell office:value-type="float" office:value="0.50022979806057899" table:style-name="ce1">
            <text:p>0,500229798</text:p>
          </table:table-cell>
          <table:table-cell office:value-type="float" office:value="-1.39741381721876" table:style-name="ce1">
            <text:p>-1,397413817</text:p>
          </table:table-cell>
          <table:table-cell office:value-type="float" office:value="0.27941331983256301" table:style-name="ce1">
            <text:p>0,2794133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7195705143256799" table:style-name="ce1">
            <text:p>5,719570514</text:p>
          </table:table-cell>
          <table:table-cell office:value-type="float" office:value="0.50041334773840196" table:style-name="ce1">
            <text:p>0,500413348</text:p>
          </table:table-cell>
          <table:table-cell office:value-type="float" office:value="-1.3971644270854899" table:style-name="ce1">
            <text:p>-1,397164427</text:p>
          </table:table-cell>
          <table:table-cell office:value-type="float" office:value="0.28036636711874102" table:style-name="ce1">
            <text:p>0,280366367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5.7439531865969498" table:style-name="ce1">
            <text:p>5,743953187</text:p>
          </table:table-cell>
          <table:table-cell office:value-type="float" office:value="0.500297422423996" table:style-name="ce1">
            <text:p>0,500297422</text:p>
          </table:table-cell>
          <table:table-cell office:value-type="float" office:value="-1.3965692741239" table:style-name="ce1">
            <text:p>-1,396569274</text:p>
          </table:table-cell>
          <table:table-cell office:value-type="float" office:value="0.28239791209866599" table:style-name="ce1">
            <text:p>0,28239791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516975320394597" table:style-name="ce1">
            <text:p>5,751697532</text:p>
          </table:table-cell>
          <table:table-cell office:value-type="float" office:value="0.50009194771214704" table:style-name="ce1">
            <text:p>0,500091948</text:p>
          </table:table-cell>
          <table:table-cell office:value-type="float" office:value="-1.3990192749503401" table:style-name="ce1">
            <text:p>-1,399019275</text:p>
          </table:table-cell>
          <table:table-cell office:value-type="float" office:value="0.278737048946188" table:style-name="ce1">
            <text:p>0,278737049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5.7556493671926798" table:style-name="ce1">
            <text:p>5,755649367</text:p>
          </table:table-cell>
          <table:table-cell office:value-type="float" office:value="0.500316027947459" table:style-name="ce1">
            <text:p>0,500316028</text:p>
          </table:table-cell>
          <table:table-cell office:value-type="float" office:value="-1.39763284868555" table:style-name="ce1">
            <text:p>-1,397632849</text:p>
          </table:table-cell>
          <table:table-cell office:value-type="float" office:value="0.279709432172284" table:style-name="ce1">
            <text:p>0,279709432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77887836222133" table:style-name="ce1">
            <text:p>5,778878362</text:p>
          </table:table-cell>
          <table:table-cell office:value-type="float" office:value="0.49939875318313798" table:style-name="ce1">
            <text:p>0,499398753</text:p>
          </table:table-cell>
          <table:table-cell office:value-type="float" office:value="-1.3977743016297" table:style-name="ce1">
            <text:p>-1,397774302</text:p>
          </table:table-cell>
          <table:table-cell office:value-type="float" office:value="0.27781597534230601" table:style-name="ce1">
            <text:p>0,277815975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5.7747310155612102" table:style-name="ce1">
            <text:p>5,774731016</text:p>
          </table:table-cell>
          <table:table-cell office:value-type="float" office:value="0.49948756217441698" table:style-name="ce1">
            <text:p>0,499487562</text:p>
          </table:table-cell>
          <table:table-cell office:value-type="float" office:value="-1.39970596387692" table:style-name="ce1">
            <text:p>-1,399705964</text:p>
          </table:table-cell>
          <table:table-cell office:value-type="float" office:value="0.27880226011022302" table:style-name="ce1">
            <text:p>0,2788022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7563334546647198" table:style-name="ce1">
            <text:p>5,756333455</text:p>
          </table:table-cell>
          <table:table-cell office:value-type="float" office:value="0.50014104514445301" table:style-name="ce1">
            <text:p>0,500141045</text:p>
          </table:table-cell>
          <table:table-cell office:value-type="float" office:value="-1.3948431528304099" table:style-name="ce1">
            <text:p>-1,394843153</text:p>
          </table:table-cell>
          <table:table-cell office:value-type="float" office:value="0.28337719362056202" table:style-name="ce1">
            <text:p>0,283377194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5.7763314505724104" table:style-name="ce1">
            <text:p>5,776331451</text:p>
          </table:table-cell>
          <table:table-cell office:value-type="float" office:value="0.49996118156026997" table:style-name="ce1">
            <text:p>0,499961182</text:p>
          </table:table-cell>
          <table:table-cell office:value-type="float" office:value="-1.4009345849132" table:style-name="ce1">
            <text:p>-1,400934585</text:p>
          </table:table-cell>
          <table:table-cell office:value-type="float" office:value="0.28166028160212098" table:style-name="ce1">
            <text:p>0,28166028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7687441436167299" table:style-name="ce1">
            <text:p>5,768744144</text:p>
          </table:table-cell>
          <table:table-cell office:value-type="float" office:value="0.49948730184643397" table:style-name="ce1">
            <text:p>0,499487302</text:p>
          </table:table-cell>
          <table:table-cell office:value-type="float" office:value="-1.39530421070496" table:style-name="ce1">
            <text:p>-1,395304211</text:p>
          </table:table-cell>
          <table:table-cell office:value-type="float" office:value="0.27996330395979202" table:style-name="ce1">
            <text:p>0,279963304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5.7575701604970604" table:style-name="ce1">
            <text:p>5,75757016</text:p>
          </table:table-cell>
          <table:table-cell office:value-type="float" office:value="0.49953975827168301" table:style-name="ce1">
            <text:p>0,499539758</text:p>
          </table:table-cell>
          <table:table-cell office:value-type="float" office:value="-1.39371676179132" table:style-name="ce1">
            <text:p>-1,393716762</text:p>
          </table:table-cell>
          <table:table-cell office:value-type="float" office:value="0.28064238178141998" table:style-name="ce1">
            <text:p>0,28064238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.7694127563770996" table:style-name="ce1">
            <text:p>5,769412756</text:p>
          </table:table-cell>
          <table:table-cell office:value-type="float" office:value="0.499664010647143" table:style-name="ce1">
            <text:p>0,499664011</text:p>
          </table:table-cell>
          <table:table-cell office:value-type="float" office:value="-1.39727031403361" table:style-name="ce1">
            <text:p>-1,397270314</text:p>
          </table:table-cell>
          <table:table-cell office:value-type="float" office:value="0.27985787281152003" table:style-name="ce1">
            <text:p>0,279857873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5.7737167344987403" table:style-name="ce1">
            <text:p>5,773716734</text:p>
          </table:table-cell>
          <table:table-cell office:value-type="float" office:value="0.49925817388861099" table:style-name="ce1">
            <text:p>0,499258174</text:p>
          </table:table-cell>
          <table:table-cell office:value-type="float" office:value="-1.3953127379858801" table:style-name="ce1">
            <text:p>-1,395312738</text:p>
          </table:table-cell>
          <table:table-cell office:value-type="float" office:value="0.28045103530210902" table:style-name="ce1">
            <text:p>0,2804510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.7835168645327499" table:style-name="ce1">
            <text:p>5,783516865</text:p>
          </table:table-cell>
          <table:table-cell office:value-type="float" office:value="0.49913792641719201" table:style-name="ce1">
            <text:p>0,499137926</text:p>
          </table:table-cell>
          <table:table-cell office:value-type="float" office:value="-1.39700720631655" table:style-name="ce1">
            <text:p>-1,397007206</text:p>
          </table:table-cell>
          <table:table-cell office:value-type="float" office:value="0.28134115180717201" table:style-name="ce1">
            <text:p>0,281341152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5.7784430941525704" table:style-name="ce1">
            <text:p>5,778443094</text:p>
          </table:table-cell>
          <table:table-cell office:value-type="float" office:value="0.49967382739577998" table:style-name="ce1">
            <text:p>0,499673827</text:p>
          </table:table-cell>
          <table:table-cell office:value-type="float" office:value="-1.39642087820945" table:style-name="ce1">
            <text:p>-1,396420878</text:p>
          </table:table-cell>
          <table:table-cell office:value-type="float" office:value="0.28291886739416899" table:style-name="ce1">
            <text:p>0,28291886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.7760377831297696" table:style-name="ce1">
            <text:p>5,776037783</text:p>
          </table:table-cell>
          <table:table-cell office:value-type="float" office:value="0.49918258500027202" table:style-name="ce1">
            <text:p>0,499182585</text:p>
          </table:table-cell>
          <table:table-cell office:value-type="float" office:value="-1.3943119381545901" table:style-name="ce1">
            <text:p>-1,394311938</text:p>
          </table:table-cell>
          <table:table-cell office:value-type="float" office:value="0.28081062102607501" table:style-name="ce1">
            <text:p>0,280810621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5.7727478864118602" table:style-name="ce1">
            <text:p>5,772747886</text:p>
          </table:table-cell>
          <table:table-cell office:value-type="float" office:value="0.499613331638943" table:style-name="ce1">
            <text:p>0,499613332</text:p>
          </table:table-cell>
          <table:table-cell office:value-type="float" office:value="-1.39839951524544" table:style-name="ce1">
            <text:p>-1,398399515</text:p>
          </table:table-cell>
          <table:table-cell office:value-type="float" office:value="0.279336448846771" table:style-name="ce1">
            <text:p>0,279336449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7778095241870098" table:style-name="ce1">
            <text:p>5,777809524</text:p>
          </table:table-cell>
          <table:table-cell office:value-type="float" office:value="0.49957861720683799" table:style-name="ce1">
            <text:p>0,499578617</text:p>
          </table:table-cell>
          <table:table-cell office:value-type="float" office:value="-1.3959967648795999" table:style-name="ce1">
            <text:p>-1,395996765</text:p>
          </table:table-cell>
          <table:table-cell office:value-type="float" office:value="0.28138091740104598" table:style-name="ce1">
            <text:p>0,281380917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5.7617284643059801" table:style-name="ce1">
            <text:p>5,761728464</text:p>
          </table:table-cell>
          <table:table-cell office:value-type="float" office:value="0.49957848968355101" table:style-name="ce1">
            <text:p>0,49957849</text:p>
          </table:table-cell>
          <table:table-cell office:value-type="float" office:value="-1.39199409719169" table:style-name="ce1">
            <text:p>-1,391994097</text:p>
          </table:table-cell>
          <table:table-cell office:value-type="float" office:value="0.28365517577530802" table:style-name="ce1">
            <text:p>0,28365517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.77303246315069" table:style-name="ce1">
            <text:p>5,773032463</text:p>
          </table:table-cell>
          <table:table-cell office:value-type="float" office:value="0.498778471204121" table:style-name="ce1">
            <text:p>0,498778471</text:p>
          </table:table-cell>
          <table:table-cell office:value-type="float" office:value="-1.39804581739569" table:style-name="ce1">
            <text:p>-1,398045817</text:p>
          </table:table-cell>
          <table:table-cell office:value-type="float" office:value="0.27712177361540302" table:style-name="ce1">
            <text:p>0,277121774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5.7818085109249502" table:style-name="ce1">
            <text:p>5,781808511</text:p>
          </table:table-cell>
          <table:table-cell office:value-type="float" office:value="0.49941748158524502" table:style-name="ce1">
            <text:p>0,499417482</text:p>
          </table:table-cell>
          <table:table-cell office:value-type="float" office:value="-1.3973304580849499" table:style-name="ce1">
            <text:p>-1,397330458</text:p>
          </table:table-cell>
          <table:table-cell office:value-type="float" office:value="0.27983893831400702" table:style-name="ce1">
            <text:p>0,27983893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7820672825354498" table:style-name="ce1">
            <text:p>5,782067283</text:p>
          </table:table-cell>
          <table:table-cell office:value-type="float" office:value="0.49893189401889998" table:style-name="ce1">
            <text:p>0,498931894</text:p>
          </table:table-cell>
          <table:table-cell office:value-type="float" office:value="-1.3965114455862899" table:style-name="ce1">
            <text:p>-1,396511446</text:p>
          </table:table-cell>
          <table:table-cell office:value-type="float" office:value="0.279928705330174" table:style-name="ce1">
            <text:p>0,279928705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5.7882821389228898" table:style-name="ce1">
            <text:p>5,788282139</text:p>
          </table:table-cell>
          <table:table-cell office:value-type="float" office:value="0.49888943450457002" table:style-name="ce1">
            <text:p>0,498889435</text:p>
          </table:table-cell>
          <table:table-cell office:value-type="float" office:value="-1.39560555885585" table:style-name="ce1">
            <text:p>-1,395605559</text:p>
          </table:table-cell>
          <table:table-cell office:value-type="float" office:value="0.28104528916941302" table:style-name="ce1">
            <text:p>0,28104528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.77083884178397" table:style-name="ce1">
            <text:p>5,770838842</text:p>
          </table:table-cell>
          <table:table-cell office:value-type="float" office:value="0.49936443431007899" table:style-name="ce1">
            <text:p>0,499364434</text:p>
          </table:table-cell>
          <table:table-cell office:value-type="float" office:value="-1.39813227377164" table:style-name="ce1">
            <text:p>-1,398132274</text:p>
          </table:table-cell>
          <table:table-cell office:value-type="float" office:value="0.279589175133857" table:style-name="ce1">
            <text:p>0,279589175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5.7559971587476504" table:style-name="ce1">
            <text:p>5,755997159</text:p>
          </table:table-cell>
          <table:table-cell office:value-type="float" office:value="0.50006495004063101" table:style-name="ce1">
            <text:p>0,50006495</text:p>
          </table:table-cell>
          <table:table-cell office:value-type="float" office:value="-1.39548088536646" table:style-name="ce1">
            <text:p>-1,395480885</text:p>
          </table:table-cell>
          <table:table-cell office:value-type="float" office:value="0.28388907806401997" table:style-name="ce1">
            <text:p>0,28388907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7323765286910602" table:style-name="ce1">
            <text:p>5,732376529</text:p>
          </table:table-cell>
          <table:table-cell office:value-type="float" office:value="0.49989837576715401" table:style-name="ce1">
            <text:p>0,499898376</text:p>
          </table:table-cell>
          <table:table-cell office:value-type="float" office:value="-1.39441560857484" table:style-name="ce1">
            <text:p>-1,394415609</text:p>
          </table:table-cell>
          <table:table-cell office:value-type="float" office:value="0.27993210223082299" table:style-name="ce1">
            <text:p>0,279932102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5.7286262812911897" table:style-name="ce1">
            <text:p>5,728626281</text:p>
          </table:table-cell>
          <table:table-cell office:value-type="float" office:value="0.50068011755174402" table:style-name="ce1">
            <text:p>0,500680118</text:p>
          </table:table-cell>
          <table:table-cell office:value-type="float" office:value="-1.39778288604903" table:style-name="ce1">
            <text:p>-1,397782886</text:p>
          </table:table-cell>
          <table:table-cell office:value-type="float" office:value="0.279865446595431" table:style-name="ce1">
            <text:p>0,27986544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.6998741029221298" table:style-name="ce1">
            <text:p>5,699874103</text:p>
          </table:table-cell>
          <table:table-cell office:value-type="float" office:value="0.50115056454186502" table:style-name="ce1">
            <text:p>0,501150565</text:p>
          </table:table-cell>
          <table:table-cell office:value-type="float" office:value="-1.3962933519493901" table:style-name="ce1">
            <text:p>-1,396293352</text:p>
          </table:table-cell>
          <table:table-cell office:value-type="float" office:value="0.27934338205088199" table:style-name="ce1">
            <text:p>0,279343382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5.7128041388731798" table:style-name="ce1">
            <text:p>5,712804139</text:p>
          </table:table-cell>
          <table:table-cell office:value-type="float" office:value="0.50045906577251298" table:style-name="ce1">
            <text:p>0,500459066</text:p>
          </table:table-cell>
          <table:table-cell office:value-type="float" office:value="-1.39921403147568" table:style-name="ce1">
            <text:p>-1,399214031</text:p>
          </table:table-cell>
          <table:table-cell office:value-type="float" office:value="0.27567902780349801" table:style-name="ce1">
            <text:p>0,27567902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.7158727855071598" table:style-name="ce1">
            <text:p>5,715872786</text:p>
          </table:table-cell>
          <table:table-cell office:value-type="float" office:value="0.50043943116950995" table:style-name="ce1">
            <text:p>0,500439431</text:p>
          </table:table-cell>
          <table:table-cell office:value-type="float" office:value="-1.3974789080046801" table:style-name="ce1">
            <text:p>-1,397478908</text:p>
          </table:table-cell>
          <table:table-cell office:value-type="float" office:value="0.27706971198472302" table:style-name="ce1">
            <text:p>0,277069712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5.6843465253687704" table:style-name="ce1">
            <text:p>5,684346525</text:p>
          </table:table-cell>
          <table:table-cell office:value-type="float" office:value="0.50107972071348605" table:style-name="ce1">
            <text:p>0,501079721</text:p>
          </table:table-cell>
          <table:table-cell office:value-type="float" office:value="-1.39506461914672" table:style-name="ce1">
            <text:p>-1,395064619</text:p>
          </table:table-cell>
          <table:table-cell office:value-type="float" office:value="0.28056523598490801" table:style-name="ce1">
            <text:p>0,28056523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.5958378696095101" table:style-name="ce1">
            <text:p>5,59583787</text:p>
          </table:table-cell>
          <table:table-cell office:value-type="float" office:value="0.50348430450785597" table:style-name="ce1">
            <text:p>0,503484305</text:p>
          </table:table-cell>
          <table:table-cell office:value-type="float" office:value="-1.39635069403214" table:style-name="ce1">
            <text:p>-1,396350694</text:p>
          </table:table-cell>
          <table:table-cell office:value-type="float" office:value="0.28152621652208998" table:style-name="ce1">
            <text:p>0,281526217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5.5644602338780098" table:style-name="ce1">
            <text:p>5,564460234</text:p>
          </table:table-cell>
          <table:table-cell office:value-type="float" office:value="0.50450753338675902" table:style-name="ce1">
            <text:p>0,504507533</text:p>
          </table:table-cell>
          <table:table-cell office:value-type="float" office:value="-1.3939750887697" table:style-name="ce1">
            <text:p>-1,393975089</text:p>
          </table:table-cell>
          <table:table-cell office:value-type="float" office:value="0.28244945458291698" table:style-name="ce1">
            <text:p>0,28244945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6804322380654702" table:style-name="ce1">
            <text:p>5,680432238</text:p>
          </table:table-cell>
          <table:table-cell office:value-type="float" office:value="0.50141932546462498" table:style-name="ce1">
            <text:p>0,501419325</text:p>
          </table:table-cell>
          <table:table-cell office:value-type="float" office:value="-1.396269266202" table:style-name="ce1">
            <text:p>-1,396269266</text:p>
          </table:table-cell>
          <table:table-cell office:value-type="float" office:value="0.28186751168459301" table:style-name="ce1">
            <text:p>0,281867512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5.7067276705165204" table:style-name="ce1">
            <text:p>5,706727671</text:p>
          </table:table-cell>
          <table:table-cell office:value-type="float" office:value="0.50128721334558501" table:style-name="ce1">
            <text:p>0,501287213</text:p>
          </table:table-cell>
          <table:table-cell office:value-type="float" office:value="-1.3974952910431899" table:style-name="ce1">
            <text:p>-1,397495291</text:p>
          </table:table-cell>
          <table:table-cell office:value-type="float" office:value="0.28121856795382799" table:style-name="ce1">
            <text:p>0,28121856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6847373080891197" table:style-name="ce1">
            <text:p>5,684737308</text:p>
          </table:table-cell>
          <table:table-cell office:value-type="float" office:value="0.50190106479926799" table:style-name="ce1">
            <text:p>0,501901065</text:p>
          </table:table-cell>
          <table:table-cell office:value-type="float" office:value="-1.39386721842144" table:style-name="ce1">
            <text:p>-1,393867218</text:p>
          </table:table-cell>
          <table:table-cell office:value-type="float" office:value="0.28271898299692499" table:style-name="ce1">
            <text:p>0,282718983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5.7272360234538304" table:style-name="ce1">
            <text:p>5,727236023</text:p>
          </table:table-cell>
          <table:table-cell office:value-type="float" office:value="0.50062851578781098" table:style-name="ce1">
            <text:p>0,500628516</text:p>
          </table:table-cell>
          <table:table-cell office:value-type="float" office:value="-1.3988133016401201" table:style-name="ce1">
            <text:p>-1,398813302</text:p>
          </table:table-cell>
          <table:table-cell office:value-type="float" office:value="0.277292999618858" table:style-name="ce1">
            <text:p>0,277293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7050469393078602" table:style-name="ce1">
            <text:p>5,705046939</text:p>
          </table:table-cell>
          <table:table-cell office:value-type="float" office:value="0.50105373854733404" table:style-name="ce1">
            <text:p>0,501053739</text:p>
          </table:table-cell>
          <table:table-cell office:value-type="float" office:value="-1.4007127519967899" table:style-name="ce1">
            <text:p>-1,400712752</text:p>
          </table:table-cell>
          <table:table-cell office:value-type="float" office:value="0.27871036027653701" table:style-name="ce1">
            <text:p>0,27871036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5.6994179857046303" table:style-name="ce1">
            <text:p>5,699417986</text:p>
          </table:table-cell>
          <table:table-cell office:value-type="float" office:value="0.500936565837244" table:style-name="ce1">
            <text:p>0,500936566</text:p>
          </table:table-cell>
          <table:table-cell office:value-type="float" office:value="-1.39528307392216" table:style-name="ce1">
            <text:p>-1,395283074</text:p>
          </table:table-cell>
          <table:table-cell office:value-type="float" office:value="0.28121185360277101" table:style-name="ce1">
            <text:p>0,28121185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68932158388224" table:style-name="ce1">
            <text:p>5,689321584</text:p>
          </table:table-cell>
          <table:table-cell office:value-type="float" office:value="0.50091344117246805" table:style-name="ce1">
            <text:p>0,500913441</text:p>
          </table:table-cell>
          <table:table-cell office:value-type="float" office:value="-1.3941888136123699" table:style-name="ce1">
            <text:p>-1,394188814</text:p>
          </table:table-cell>
          <table:table-cell office:value-type="float" office:value="0.27906588516360498" table:style-name="ce1">
            <text:p>0,279065885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5.7118342552596602" table:style-name="ce1">
            <text:p>5,711834255</text:p>
          </table:table-cell>
          <table:table-cell office:value-type="float" office:value="0.50086688138875202" table:style-name="ce1">
            <text:p>0,500866881</text:p>
          </table:table-cell>
          <table:table-cell office:value-type="float" office:value="-1.3961891657416501" table:style-name="ce1">
            <text:p>-1,396189166</text:p>
          </table:table-cell>
          <table:table-cell office:value-type="float" office:value="0.28076583766061303" table:style-name="ce1">
            <text:p>0,280765838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6985550639045703" table:style-name="ce1">
            <text:p>5,698555064</text:p>
          </table:table-cell>
          <table:table-cell office:value-type="float" office:value="0.50085471246628599" table:style-name="ce1">
            <text:p>0,500854712</text:p>
          </table:table-cell>
          <table:table-cell office:value-type="float" office:value="-1.3932497605458201" table:style-name="ce1">
            <text:p>-1,393249761</text:p>
          </table:table-cell>
          <table:table-cell office:value-type="float" office:value="0.28085043558279299" table:style-name="ce1">
            <text:p>0,280850436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5.6988681443722102" table:style-name="ce1">
            <text:p>5,698868144</text:p>
          </table:table-cell>
          <table:table-cell office:value-type="float" office:value="0.50121655283444899" table:style-name="ce1">
            <text:p>0,501216553</text:p>
          </table:table-cell>
          <table:table-cell office:value-type="float" office:value="-1.39535128704029" table:style-name="ce1">
            <text:p>-1,395351287</text:p>
          </table:table-cell>
          <table:table-cell office:value-type="float" office:value="0.28077589284488003" table:style-name="ce1">
            <text:p>0,28077589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6725824597956098" table:style-name="ce1">
            <text:p>5,67258246</text:p>
          </table:table-cell>
          <table:table-cell office:value-type="float" office:value="0.50222590556770697" table:style-name="ce1">
            <text:p>0,502225906</text:p>
          </table:table-cell>
          <table:table-cell office:value-type="float" office:value="-1.3974823923150299" table:style-name="ce1">
            <text:p>-1,397482392</text:p>
          </table:table-cell>
          <table:table-cell office:value-type="float" office:value="0.28209757443279698" table:style-name="ce1">
            <text:p>0,282097574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5.6806833387812699" table:style-name="ce1">
            <text:p>5,680683339</text:p>
          </table:table-cell>
          <table:table-cell office:value-type="float" office:value="0.50191308754011799" table:style-name="ce1">
            <text:p>0,501913088</text:p>
          </table:table-cell>
          <table:table-cell office:value-type="float" office:value="-1.3954036163502901" table:style-name="ce1">
            <text:p>-1,395403616</text:p>
          </table:table-cell>
          <table:table-cell office:value-type="float" office:value="0.28296840756487901" table:style-name="ce1">
            <text:p>0,28296840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.6758894940731404" table:style-name="ce1">
            <text:p>5,675889494</text:p>
          </table:table-cell>
          <table:table-cell office:value-type="float" office:value="0.50173461706296496" table:style-name="ce1">
            <text:p>0,501734617</text:p>
          </table:table-cell>
          <table:table-cell office:value-type="float" office:value="-1.3965400216991" table:style-name="ce1">
            <text:p>-1,396540022</text:p>
          </table:table-cell>
          <table:table-cell office:value-type="float" office:value="0.28051249545390999" table:style-name="ce1">
            <text:p>0,280512495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.65996400111759" table:style-name="ce1">
            <text:p>5,659964001</text:p>
          </table:table-cell>
          <table:table-cell office:value-type="float" office:value="0.50246249762720396" table:style-name="ce1">
            <text:p>0,502462498</text:p>
          </table:table-cell>
          <table:table-cell office:value-type="float" office:value="-1.3969188841915501" table:style-name="ce1">
            <text:p>-1,396918884</text:p>
          </table:table-cell>
          <table:table-cell office:value-type="float" office:value="0.280600517994057" table:style-name="ce1">
            <text:p>0,2806005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65429647753691" table:style-name="ce1">
            <text:p>5,654296478</text:p>
          </table:table-cell>
          <table:table-cell office:value-type="float" office:value="0.50233814130467802" table:style-name="ce1">
            <text:p>0,502338141</text:p>
          </table:table-cell>
          <table:table-cell office:value-type="float" office:value="-1.39517786864259" table:style-name="ce1">
            <text:p>-1,395177869</text:p>
          </table:table-cell>
          <table:table-cell office:value-type="float" office:value="0.28165798330283198" table:style-name="ce1">
            <text:p>0,281657983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5.6498910743648398" table:style-name="ce1">
            <text:p>5,649891074</text:p>
          </table:table-cell>
          <table:table-cell office:value-type="float" office:value="0.502169634480372" table:style-name="ce1">
            <text:p>0,502169634</text:p>
          </table:table-cell>
          <table:table-cell office:value-type="float" office:value="-1.3958007810083899" table:style-name="ce1">
            <text:p>-1,395800781</text:p>
          </table:table-cell>
          <table:table-cell office:value-type="float" office:value="0.28168135724910698" table:style-name="ce1">
            <text:p>0,281681357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6456426516299203" table:style-name="ce1">
            <text:p>5,645642652</text:p>
          </table:table-cell>
          <table:table-cell office:value-type="float" office:value="0.50196850941432103" table:style-name="ce1">
            <text:p>0,501968509</text:p>
          </table:table-cell>
          <table:table-cell office:value-type="float" office:value="-1.3933362353919201" table:style-name="ce1">
            <text:p>-1,393336235</text:p>
          </table:table-cell>
          <table:table-cell office:value-type="float" office:value="0.28012412499426198" table:style-name="ce1">
            <text:p>0,280124125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5.6292008786588301" table:style-name="ce1">
            <text:p>5,629200879</text:p>
          </table:table-cell>
          <table:table-cell office:value-type="float" office:value="0.50253547612826499" table:style-name="ce1">
            <text:p>0,502535476</text:p>
          </table:table-cell>
          <table:table-cell office:value-type="float" office:value="-1.39360402892812" table:style-name="ce1">
            <text:p>-1,393604029</text:p>
          </table:table-cell>
          <table:table-cell office:value-type="float" office:value="0.28004158129734402" table:style-name="ce1">
            <text:p>0,28004158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.62944084464658" table:style-name="ce1">
            <text:p>5,629440845</text:p>
          </table:table-cell>
          <table:table-cell office:value-type="float" office:value="0.50328841265714797" table:style-name="ce1">
            <text:p>0,503288413</text:p>
          </table:table-cell>
          <table:table-cell office:value-type="float" office:value="-1.39818790968395" table:style-name="ce1">
            <text:p>-1,39818791</text:p>
          </table:table-cell>
          <table:table-cell office:value-type="float" office:value="0.28399784704453801" table:style-name="ce1">
            <text:p>0,283997847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5.65749396520805" table:style-name="ce1">
            <text:p>5,657493965</text:p>
          </table:table-cell>
          <table:table-cell office:value-type="float" office:value="0.50246003808987005" table:style-name="ce1">
            <text:p>0,502460038</text:p>
          </table:table-cell>
          <table:table-cell office:value-type="float" office:value="-1.3940992643714401" table:style-name="ce1">
            <text:p>-1,394099264</text:p>
          </table:table-cell>
          <table:table-cell office:value-type="float" office:value="0.28149399423865401" table:style-name="ce1">
            <text:p>0,28149399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6481781767075603" table:style-name="ce1">
            <text:p>5,648178177</text:p>
          </table:table-cell>
          <table:table-cell office:value-type="float" office:value="0.50283313639913296" table:style-name="ce1">
            <text:p>0,502833136</text:p>
          </table:table-cell>
          <table:table-cell office:value-type="float" office:value="-1.39205090976812" table:style-name="ce1">
            <text:p>-1,39205091</text:p>
          </table:table-cell>
          <table:table-cell office:value-type="float" office:value="0.28447934740375802" table:style-name="ce1">
            <text:p>0,284479347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5.6586129663830702" table:style-name="ce1">
            <text:p>5,658612966</text:p>
          </table:table-cell>
          <table:table-cell office:value-type="float" office:value="0.50239882860850105" table:style-name="ce1">
            <text:p>0,502398829</text:p>
          </table:table-cell>
          <table:table-cell office:value-type="float" office:value="-1.3972270752981599" table:style-name="ce1">
            <text:p>-1,397227075</text:p>
          </table:table-cell>
          <table:table-cell office:value-type="float" office:value="0.28005877530401102" table:style-name="ce1">
            <text:p>0,28005877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6682815496610397" table:style-name="ce1">
            <text:p>5,66828155</text:p>
          </table:table-cell>
          <table:table-cell office:value-type="float" office:value="0.50241437172009695" table:style-name="ce1">
            <text:p>0,502414372</text:p>
          </table:table-cell>
          <table:table-cell office:value-type="float" office:value="-1.3913718354421001" table:style-name="ce1">
            <text:p>-1,391371835</text:p>
          </table:table-cell>
          <table:table-cell office:value-type="float" office:value="0.285522074506319" table:style-name="ce1">
            <text:p>0,285522075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5.6698690974633097" table:style-name="ce1">
            <text:p>5,669869097</text:p>
          </table:table-cell>
          <table:table-cell office:value-type="float" office:value="0.50199555262790696" table:style-name="ce1">
            <text:p>0,501995553</text:p>
          </table:table-cell>
          <table:table-cell office:value-type="float" office:value="-1.39427879963406" table:style-name="ce1">
            <text:p>-1,3942788</text:p>
          </table:table-cell>
          <table:table-cell office:value-type="float" office:value="0.28155999430591899" table:style-name="ce1">
            <text:p>0,28155999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6664304596023598" table:style-name="ce1">
            <text:p>5,66643046</text:p>
          </table:table-cell>
          <table:table-cell office:value-type="float" office:value="0.50216404998645603" table:style-name="ce1">
            <text:p>0,50216405</text:p>
          </table:table-cell>
          <table:table-cell office:value-type="float" office:value="-1.39346288428147" table:style-name="ce1">
            <text:p>-1,393462884</text:p>
          </table:table-cell>
          <table:table-cell office:value-type="float" office:value="0.28191990538545197" table:style-name="ce1">
            <text:p>0,281919905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5.6202440784587004" table:style-name="ce1">
            <text:p>5,620244078</text:p>
          </table:table-cell>
          <table:table-cell office:value-type="float" office:value="0.50329320094043395" table:style-name="ce1">
            <text:p>0,503293201</text:p>
          </table:table-cell>
          <table:table-cell office:value-type="float" office:value="-1.39672457288772" table:style-name="ce1">
            <text:p>-1,396724573</text:p>
          </table:table-cell>
          <table:table-cell office:value-type="float" office:value="0.27887385273460502" table:style-name="ce1">
            <text:p>0,27887385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5897079298695402" table:style-name="ce1">
            <text:p>5,58970793</text:p>
          </table:table-cell>
          <table:table-cell office:value-type="float" office:value="0.50474635209044005" table:style-name="ce1">
            <text:p>0,504746352</text:p>
          </table:table-cell>
          <table:table-cell office:value-type="float" office:value="-1.39457809675683" table:style-name="ce1">
            <text:p>-1,394578097</text:p>
          </table:table-cell>
          <table:table-cell office:value-type="float" office:value="0.28165136644639699" table:style-name="ce1">
            <text:p>0,281651366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5.6099763530983999" table:style-name="ce1">
            <text:p>5,609976353</text:p>
          </table:table-cell>
          <table:table-cell office:value-type="float" office:value="0.503699630395819" table:style-name="ce1">
            <text:p>0,50369963</text:p>
          </table:table-cell>
          <table:table-cell office:value-type="float" office:value="-1.3939513923651701" table:style-name="ce1">
            <text:p>-1,393951392</text:p>
          </table:table-cell>
          <table:table-cell office:value-type="float" office:value="0.28310245268631901" table:style-name="ce1">
            <text:p>0,28310245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5632881665993397" table:style-name="ce1">
            <text:p>5,563288167</text:p>
          </table:table-cell>
          <table:table-cell office:value-type="float" office:value="0.50485258082976503" table:style-name="ce1">
            <text:p>0,504852581</text:p>
          </table:table-cell>
          <table:table-cell office:value-type="float" office:value="-1.39678731094833" table:style-name="ce1">
            <text:p>-1,396787311</text:p>
          </table:table-cell>
          <table:table-cell office:value-type="float" office:value="0.28233860916418702" table:style-name="ce1">
            <text:p>0,282338609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5.5674060598333304" table:style-name="ce1">
            <text:p>5,56740606</text:p>
          </table:table-cell>
          <table:table-cell office:value-type="float" office:value="0.50422395901039396" table:style-name="ce1">
            <text:p>0,504223959</text:p>
          </table:table-cell>
          <table:table-cell office:value-type="float" office:value="-1.3894565604228599" table:style-name="ce1">
            <text:p>-1,38945656</text:p>
          </table:table-cell>
          <table:table-cell office:value-type="float" office:value="0.28500650960233398" table:style-name="ce1">
            <text:p>0,28500651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5736948067679197" table:style-name="ce1">
            <text:p>5,573694807</text:p>
          </table:table-cell>
          <table:table-cell office:value-type="float" office:value="0.50420392004773396" table:style-name="ce1">
            <text:p>0,50420392</text:p>
          </table:table-cell>
          <table:table-cell office:value-type="float" office:value="-1.39537233242199" table:style-name="ce1">
            <text:p>-1,395372332</text:p>
          </table:table-cell>
          <table:table-cell office:value-type="float" office:value="0.28054051325478102" table:style-name="ce1">
            <text:p>0,280540513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5.5607652556870004" table:style-name="ce1">
            <text:p>5,560765256</text:p>
          </table:table-cell>
          <table:table-cell office:value-type="float" office:value="0.504593594652056" table:style-name="ce1">
            <text:p>0,504593595</text:p>
          </table:table-cell>
          <table:table-cell office:value-type="float" office:value="-1.3927234458112601" table:style-name="ce1">
            <text:p>-1,392723446</text:p>
          </table:table-cell>
          <table:table-cell office:value-type="float" office:value="0.28434450496837899" table:style-name="ce1">
            <text:p>0,28434450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5800920310069797" table:style-name="ce1">
            <text:p>5,580092031</text:p>
          </table:table-cell>
          <table:table-cell office:value-type="float" office:value="0.50402994349011598" table:style-name="ce1">
            <text:p>0,504029943</text:p>
          </table:table-cell>
          <table:table-cell office:value-type="float" office:value="-1.3947387532457001" table:style-name="ce1">
            <text:p>-1,394738753</text:p>
          </table:table-cell>
          <table:table-cell office:value-type="float" office:value="0.27918853101007302" table:style-name="ce1">
            <text:p>0,279188531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5.5694619963118601" table:style-name="ce1">
            <text:p>5,569461996</text:p>
          </table:table-cell>
          <table:table-cell office:value-type="float" office:value="0.50395415715184799" table:style-name="ce1">
            <text:p>0,503954157</text:p>
          </table:table-cell>
          <table:table-cell office:value-type="float" office:value="-1.3936057499422001" table:style-name="ce1">
            <text:p>-1,39360575</text:p>
          </table:table-cell>
          <table:table-cell office:value-type="float" office:value="0.281488873253538" table:style-name="ce1">
            <text:p>0,28148887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5689104535019904" table:style-name="ce1">
            <text:p>5,568910454</text:p>
          </table:table-cell>
          <table:table-cell office:value-type="float" office:value="0.50474341049481697" table:style-name="ce1">
            <text:p>0,50474341</text:p>
          </table:table-cell>
          <table:table-cell office:value-type="float" office:value="-1.3962202907711201" table:style-name="ce1">
            <text:p>-1,396220291</text:p>
          </table:table-cell>
          <table:table-cell office:value-type="float" office:value="0.28251929971309497" table:style-name="ce1">
            <text:p>0,2825193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5.5617015558229399" table:style-name="ce1">
            <text:p>5,561701556</text:p>
          </table:table-cell>
          <table:table-cell office:value-type="float" office:value="0.50446697419526298" table:style-name="ce1">
            <text:p>0,504466974</text:p>
          </table:table-cell>
          <table:table-cell office:value-type="float" office:value="-1.3913834289687099" table:style-name="ce1">
            <text:p>-1,391383429</text:p>
          </table:table-cell>
          <table:table-cell office:value-type="float" office:value="0.288645634267512" table:style-name="ce1">
            <text:p>0,28864563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5802197999091199" table:style-name="ce1">
            <text:p>5,5802198</text:p>
          </table:table-cell>
          <table:table-cell office:value-type="float" office:value="0.50357653144132697" table:style-name="ce1">
            <text:p>0,503576531</text:p>
          </table:table-cell>
          <table:table-cell office:value-type="float" office:value="-1.39612170426705" table:style-name="ce1">
            <text:p>-1,396121704</text:p>
          </table:table-cell>
          <table:table-cell office:value-type="float" office:value="0.27753478846433399" table:style-name="ce1">
            <text:p>0,277534788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5.5552766055929403" table:style-name="ce1">
            <text:p>5,555276606</text:p>
          </table:table-cell>
          <table:table-cell office:value-type="float" office:value="0.50405584173102402" table:style-name="ce1">
            <text:p>0,504055842</text:p>
          </table:table-cell>
          <table:table-cell office:value-type="float" office:value="-1.38966197703561" table:style-name="ce1">
            <text:p>-1,389661977</text:p>
          </table:table-cell>
          <table:table-cell office:value-type="float" office:value="0.28218563144554298" table:style-name="ce1">
            <text:p>0,28218563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.5375986131507497" table:style-name="ce1">
            <text:p>5,537598613</text:p>
          </table:table-cell>
          <table:table-cell office:value-type="float" office:value="0.50559688328377805" table:style-name="ce1">
            <text:p>0,505596883</text:p>
          </table:table-cell>
          <table:table-cell office:value-type="float" office:value="-1.3970423109126999" table:style-name="ce1">
            <text:p>-1,397042311</text:p>
          </table:table-cell>
          <table:table-cell office:value-type="float" office:value="0.28651681712676003" table:style-name="ce1">
            <text:p>0,286516817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5.5065334590967403" table:style-name="ce1">
            <text:p>5,506533459</text:p>
          </table:table-cell>
          <table:table-cell office:value-type="float" office:value="0.50601491464547499" table:style-name="ce1">
            <text:p>0,506014915</text:p>
          </table:table-cell>
          <table:table-cell office:value-type="float" office:value="-1.3939379619413901" table:style-name="ce1">
            <text:p>-1,393937962</text:p>
          </table:table-cell>
          <table:table-cell office:value-type="float" office:value="0.28290990883285799" table:style-name="ce1">
            <text:p>0,28290990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.5075917058176298" table:style-name="ce1">
            <text:p>5,507591706</text:p>
          </table:table-cell>
          <table:table-cell office:value-type="float" office:value="0.50655920767121698" table:style-name="ce1">
            <text:p>0,506559208</text:p>
          </table:table-cell>
          <table:table-cell office:value-type="float" office:value="-1.3946315986195901" table:style-name="ce1">
            <text:p>-1,394631599</text:p>
          </table:table-cell>
          <table:table-cell office:value-type="float" office:value="0.28679597840096799" table:style-name="ce1">
            <text:p>0,286795978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5.5156325655415497" table:style-name="ce1">
            <text:p>5,515632566</text:p>
          </table:table-cell>
          <table:table-cell office:value-type="float" office:value="0.50586847741056395" table:style-name="ce1">
            <text:p>0,505868477</text:p>
          </table:table-cell>
          <table:table-cell office:value-type="float" office:value="-1.3948050870498201" table:style-name="ce1">
            <text:p>-1,394805087</text:p>
          </table:table-cell>
          <table:table-cell office:value-type="float" office:value="0.283747462611115" table:style-name="ce1">
            <text:p>0,28374746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5107873136465804" table:style-name="ce1">
            <text:p>5,510787314</text:p>
          </table:table-cell>
          <table:table-cell office:value-type="float" office:value="0.50603554417255103" table:style-name="ce1">
            <text:p>0,506035544</text:p>
          </table:table-cell>
          <table:table-cell office:value-type="float" office:value="-1.3953394728458699" table:style-name="ce1">
            <text:p>-1,395339473</text:p>
          </table:table-cell>
          <table:table-cell office:value-type="float" office:value="0.286448922760074" table:style-name="ce1">
            <text:p>0,286448923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5.5056838963997397" table:style-name="ce1">
            <text:p>5,505683896</text:p>
          </table:table-cell>
          <table:table-cell office:value-type="float" office:value="0.50505930333416504" table:style-name="ce1">
            <text:p>0,505059303</text:p>
          </table:table-cell>
          <table:table-cell office:value-type="float" office:value="-1.39658155134156" table:style-name="ce1">
            <text:p>-1,396581551</text:p>
          </table:table-cell>
          <table:table-cell office:value-type="float" office:value="0.27650114259231001" table:style-name="ce1">
            <text:p>0,276501143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5136840540623897" table:style-name="ce1">
            <text:p>5,513684054</text:p>
          </table:table-cell>
          <table:table-cell office:value-type="float" office:value="0.50571727468173799" table:style-name="ce1">
            <text:p>0,505717275</text:p>
          </table:table-cell>
          <table:table-cell office:value-type="float" office:value="-1.3939723142731499" table:style-name="ce1">
            <text:p>-1,393972314</text:p>
          </table:table-cell>
          <table:table-cell office:value-type="float" office:value="0.28324521957036403" table:style-name="ce1">
            <text:p>0,28324522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5.5099689539794996" table:style-name="ce1">
            <text:p>5,509968954</text:p>
          </table:table-cell>
          <table:table-cell office:value-type="float" office:value="0.50567577688783605" table:style-name="ce1">
            <text:p>0,505675777</text:p>
          </table:table-cell>
          <table:table-cell office:value-type="float" office:value="-1.39630004639046" table:style-name="ce1">
            <text:p>-1,396300046</text:p>
          </table:table-cell>
          <table:table-cell office:value-type="float" office:value="0.281113266580094" table:style-name="ce1">
            <text:p>0,28111326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4820588732501996" table:style-name="ce1">
            <text:p>5,482058873</text:p>
          </table:table-cell>
          <table:table-cell office:value-type="float" office:value="0.50617373623260198" table:style-name="ce1">
            <text:p>0,506173736</text:p>
          </table:table-cell>
          <table:table-cell office:value-type="float" office:value="-1.39282165407397" table:style-name="ce1">
            <text:p>-1,392821654</text:p>
          </table:table-cell>
          <table:table-cell office:value-type="float" office:value="0.28386858317729102" table:style-name="ce1">
            <text:p>0,283868583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5.4705554027867" table:style-name="ce1">
            <text:p>5,470555403</text:p>
          </table:table-cell>
          <table:table-cell office:value-type="float" office:value="0.50705627995554603" table:style-name="ce1">
            <text:p>0,50705628</text:p>
          </table:table-cell>
          <table:table-cell office:value-type="float" office:value="-1.39736390891429" table:style-name="ce1">
            <text:p>-1,397363909</text:p>
          </table:table-cell>
          <table:table-cell office:value-type="float" office:value="0.28279623466825599" table:style-name="ce1">
            <text:p>0,28279623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.4101571462375899" table:style-name="ce1">
            <text:p>5,410157146</text:p>
          </table:table-cell>
          <table:table-cell office:value-type="float" office:value="0.50818995742223705" table:style-name="ce1">
            <text:p>0,508189957</text:p>
          </table:table-cell>
          <table:table-cell office:value-type="float" office:value="-1.39214035181472" table:style-name="ce1">
            <text:p>-1,392140352</text:p>
          </table:table-cell>
          <table:table-cell office:value-type="float" office:value="0.28665865712433503" table:style-name="ce1">
            <text:p>0,286658657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5.4299793657996203" table:style-name="ce1">
            <text:p>5,429979366</text:p>
          </table:table-cell>
          <table:table-cell office:value-type="float" office:value="0.50854541252849095" table:style-name="ce1">
            <text:p>0,508545413</text:p>
          </table:table-cell>
          <table:table-cell office:value-type="float" office:value="-1.3964997673425299" table:style-name="ce1">
            <text:p>-1,396499767</text:p>
          </table:table-cell>
          <table:table-cell office:value-type="float" office:value="0.28863227191220803" table:style-name="ce1">
            <text:p>0,28863227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4039410946085598" table:style-name="ce1">
            <text:p>5,403941095</text:p>
          </table:table-cell>
          <table:table-cell office:value-type="float" office:value="0.50827287544625999" table:style-name="ce1">
            <text:p>0,508272875</text:p>
          </table:table-cell>
          <table:table-cell office:value-type="float" office:value="-1.39381718357495" table:style-name="ce1">
            <text:p>-1,393817184</text:p>
          </table:table-cell>
          <table:table-cell office:value-type="float" office:value="0.28431963191946702" table:style-name="ce1">
            <text:p>0,284319632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5.3386151467019598" table:style-name="ce1">
            <text:p>5,338615147</text:p>
          </table:table-cell>
          <table:table-cell office:value-type="float" office:value="0.50952147938711101" table:style-name="ce1">
            <text:p>0,509521479</text:p>
          </table:table-cell>
          <table:table-cell office:value-type="float" office:value="-1.3954578256447301" table:style-name="ce1">
            <text:p>-1,395457826</text:p>
          </table:table-cell>
          <table:table-cell office:value-type="float" office:value="0.28101410562881601" table:style-name="ce1">
            <text:p>0,28101410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.33612622872608" table:style-name="ce1">
            <text:p>5,336126229</text:p>
          </table:table-cell>
          <table:table-cell office:value-type="float" office:value="0.51014861093813701" table:style-name="ce1">
            <text:p>0,510148611</text:p>
          </table:table-cell>
          <table:table-cell office:value-type="float" office:value="-1.39412156958338" table:style-name="ce1">
            <text:p>-1,39412157</text:p>
          </table:table-cell>
          <table:table-cell office:value-type="float" office:value="0.286976432963924" table:style-name="ce1">
            <text:p>0,286976433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5.3380763308789003" table:style-name="ce1">
            <text:p>5,338076331</text:p>
          </table:table-cell>
          <table:table-cell office:value-type="float" office:value="0.51050773904925695" table:style-name="ce1">
            <text:p>0,510507739</text:p>
          </table:table-cell>
          <table:table-cell office:value-type="float" office:value="-1.39517237071297" table:style-name="ce1">
            <text:p>-1,395172371</text:p>
          </table:table-cell>
          <table:table-cell office:value-type="float" office:value="0.28758241823247699" table:style-name="ce1">
            <text:p>0,28758241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.3317824280876103" table:style-name="ce1">
            <text:p>5,331782428</text:p>
          </table:table-cell>
          <table:table-cell office:value-type="float" office:value="0.51014742663074097" table:style-name="ce1">
            <text:p>0,510147427</text:p>
          </table:table-cell>
          <table:table-cell office:value-type="float" office:value="-1.39624848406169" table:style-name="ce1">
            <text:p>-1,396248484</text:p>
          </table:table-cell>
          <table:table-cell office:value-type="float" office:value="0.28532092963550598" table:style-name="ce1">
            <text:p>0,28532093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5.3171972057671804" table:style-name="ce1">
            <text:p>5,317197206</text:p>
          </table:table-cell>
          <table:table-cell office:value-type="float" office:value="0.51044885738238899" table:style-name="ce1">
            <text:p>0,510448857</text:p>
          </table:table-cell>
          <table:table-cell office:value-type="float" office:value="-1.39068501595438" table:style-name="ce1">
            <text:p>-1,390685016</text:p>
          </table:table-cell>
          <table:table-cell office:value-type="float" office:value="0.28614397550297399" table:style-name="ce1">
            <text:p>0,28614397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3312427873660297" table:style-name="ce1">
            <text:p>5,331242787</text:p>
          </table:table-cell>
          <table:table-cell office:value-type="float" office:value="0.51057570949970799" table:style-name="ce1">
            <text:p>0,510575709</text:p>
          </table:table-cell>
          <table:table-cell office:value-type="float" office:value="-1.3944729251207499" table:style-name="ce1">
            <text:p>-1,394472925</text:p>
          </table:table-cell>
          <table:table-cell office:value-type="float" office:value="0.28659069236214102" table:style-name="ce1">
            <text:p>0,286590692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5.3077782198319801" table:style-name="ce1">
            <text:p>5,30777822</text:p>
          </table:table-cell>
          <table:table-cell office:value-type="float" office:value="0.51117308536060602" table:style-name="ce1">
            <text:p>0,511173085</text:p>
          </table:table-cell>
          <table:table-cell office:value-type="float" office:value="-1.3937113079705199" table:style-name="ce1">
            <text:p>-1,393711308</text:p>
          </table:table-cell>
          <table:table-cell office:value-type="float" office:value="0.28623354442021698" table:style-name="ce1">
            <text:p>0,286233544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3083070828386596" table:style-name="ce1">
            <text:p>5,308307083</text:p>
          </table:table-cell>
          <table:table-cell office:value-type="float" office:value="0.51163729252855505" table:style-name="ce1">
            <text:p>0,511637293</text:p>
          </table:table-cell>
          <table:table-cell office:value-type="float" office:value="-1.39525411103811" table:style-name="ce1">
            <text:p>-1,395254111</text:p>
          </table:table-cell>
          <table:table-cell office:value-type="float" office:value="0.28819821698418602" table:style-name="ce1">
            <text:p>0,288198217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5.2997384074747202" table:style-name="ce1">
            <text:p>5,299738407</text:p>
          </table:table-cell>
          <table:table-cell office:value-type="float" office:value="0.511048909716739" table:style-name="ce1">
            <text:p>0,51104891</text:p>
          </table:table-cell>
          <table:table-cell office:value-type="float" office:value="-1.3954128522354701" table:style-name="ce1">
            <text:p>-1,395412852</text:p>
          </table:table-cell>
          <table:table-cell office:value-type="float" office:value="0.28081245544525202" table:style-name="ce1">
            <text:p>0,28081245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31632575703442" table:style-name="ce1">
            <text:p>5,316325757</text:p>
          </table:table-cell>
          <table:table-cell office:value-type="float" office:value="0.51085603744686503" table:style-name="ce1">
            <text:p>0,510856037</text:p>
          </table:table-cell>
          <table:table-cell office:value-type="float" office:value="-1.39334770957586" table:style-name="ce1">
            <text:p>-1,39334771</text:p>
          </table:table-cell>
          <table:table-cell office:value-type="float" office:value="0.28515400049341599" table:style-name="ce1">
            <text:p>0,285154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5.3250124512774004" table:style-name="ce1">
            <text:p>5,325012451</text:p>
          </table:table-cell>
          <table:table-cell office:value-type="float" office:value="0.510977235401604" table:style-name="ce1">
            <text:p>0,510977235</text:p>
          </table:table-cell>
          <table:table-cell office:value-type="float" office:value="-1.3942348314309201" table:style-name="ce1">
            <text:p>-1,394234831</text:p>
          </table:table-cell>
          <table:table-cell office:value-type="float" office:value="0.28469576253862" table:style-name="ce1">
            <text:p>0,284695763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3286076681707897" table:style-name="ce1">
            <text:p>5,328607668</text:p>
          </table:table-cell>
          <table:table-cell office:value-type="float" office:value="0.51104260344009" table:style-name="ce1">
            <text:p>0,511042603</text:p>
          </table:table-cell>
          <table:table-cell office:value-type="float" office:value="-1.39229490593977" table:style-name="ce1">
            <text:p>-1,392294906</text:p>
          </table:table-cell>
          <table:table-cell office:value-type="float" office:value="0.28664586277627901" table:style-name="ce1">
            <text:p>0,286645863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5.3445227943476397" table:style-name="ce1">
            <text:p>5,344522794</text:p>
          </table:table-cell>
          <table:table-cell office:value-type="float" office:value="0.51061620497933402" table:style-name="ce1">
            <text:p>0,510616205</text:p>
          </table:table-cell>
          <table:table-cell office:value-type="float" office:value="-1.3914430335685299" table:style-name="ce1">
            <text:p>-1,391443034</text:p>
          </table:table-cell>
          <table:table-cell office:value-type="float" office:value="0.28805316752128901" table:style-name="ce1">
            <text:p>0,28805316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.3281109457064701" table:style-name="ce1">
            <text:p>5,328110946</text:p>
          </table:table-cell>
          <table:table-cell office:value-type="float" office:value="0.51090001381775296" table:style-name="ce1">
            <text:p>0,510900014</text:p>
          </table:table-cell>
          <table:table-cell office:value-type="float" office:value="-1.39643981613947" table:style-name="ce1">
            <text:p>-1,396439816</text:p>
          </table:table-cell>
          <table:table-cell office:value-type="float" office:value="0.28494600540845" table:style-name="ce1">
            <text:p>0,284946005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5.3052248608105304" table:style-name="ce1">
            <text:p>5,305224861</text:p>
          </table:table-cell>
          <table:table-cell office:value-type="float" office:value="0.51185626742442702" table:style-name="ce1">
            <text:p>0,511856267</text:p>
          </table:table-cell>
          <table:table-cell office:value-type="float" office:value="-1.3959538835444401" table:style-name="ce1">
            <text:p>-1,395953884</text:p>
          </table:table-cell>
          <table:table-cell office:value-type="float" office:value="0.28694878429203302" table:style-name="ce1">
            <text:p>0,28694878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2889439845697801" table:style-name="ce1">
            <text:p>5,288943985</text:p>
          </table:table-cell>
          <table:table-cell office:value-type="float" office:value="0.511778211766584" table:style-name="ce1">
            <text:p>0,511778212</text:p>
          </table:table-cell>
          <table:table-cell office:value-type="float" office:value="-1.3924674341013299" table:style-name="ce1">
            <text:p>-1,392467434</text:p>
          </table:table-cell>
          <table:table-cell office:value-type="float" office:value="0.28611231114865499" table:style-name="ce1">
            <text:p>0,286112311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5.2944116912971699" table:style-name="ce1">
            <text:p>5,294411691</text:p>
          </table:table-cell>
          <table:table-cell office:value-type="float" office:value="0.51184893323213698" table:style-name="ce1">
            <text:p>0,511848933</text:p>
          </table:table-cell>
          <table:table-cell office:value-type="float" office:value="-1.39024452912869" table:style-name="ce1">
            <text:p>-1,390244529</text:p>
          </table:table-cell>
          <table:table-cell office:value-type="float" office:value="0.28679013010813498" table:style-name="ce1">
            <text:p>0,2867901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.3178302745653703" table:style-name="ce1">
            <text:p>5,317830275</text:p>
          </table:table-cell>
          <table:table-cell office:value-type="float" office:value="0.51149556287933096" table:style-name="ce1">
            <text:p>0,511495563</text:p>
          </table:table-cell>
          <table:table-cell office:value-type="float" office:value="-1.39497863707995" table:style-name="ce1">
            <text:p>-1,394978637</text:p>
          </table:table-cell>
          <table:table-cell office:value-type="float" office:value="0.28703903547954701" table:style-name="ce1">
            <text:p>0,287039035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5.3045728470339402" table:style-name="ce1">
            <text:p>5,304572847</text:p>
          </table:table-cell>
          <table:table-cell office:value-type="float" office:value="0.51211630450185996" table:style-name="ce1">
            <text:p>0,512116305</text:p>
          </table:table-cell>
          <table:table-cell office:value-type="float" office:value="-1.3966940739867799" table:style-name="ce1">
            <text:p>-1,396694074</text:p>
          </table:table-cell>
          <table:table-cell office:value-type="float" office:value="0.28548081470041903" table:style-name="ce1">
            <text:p>0,28548081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3446076558496998" table:style-name="ce1">
            <text:p>5,344607656</text:p>
          </table:table-cell>
          <table:table-cell office:value-type="float" office:value="0.51069732211811503" table:style-name="ce1">
            <text:p>0,510697322</text:p>
          </table:table-cell>
          <table:table-cell office:value-type="float" office:value="-1.3962970725647199" table:style-name="ce1">
            <text:p>-1,396297073</text:p>
          </table:table-cell>
          <table:table-cell office:value-type="float" office:value="0.28323653867066301" table:style-name="ce1">
            <text:p>0,283236539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5.3764559790311202" table:style-name="ce1">
            <text:p>5,376455979</text:p>
          </table:table-cell>
          <table:table-cell office:value-type="float" office:value="0.51003473663871901" table:style-name="ce1">
            <text:p>0,510034737</text:p>
          </table:table-cell>
          <table:table-cell office:value-type="float" office:value="-1.39633323296921" table:style-name="ce1">
            <text:p>-1,396333233</text:p>
          </table:table-cell>
          <table:table-cell office:value-type="float" office:value="0.285359370783688" table:style-name="ce1">
            <text:p>0,285359371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3644355400711197" table:style-name="ce1">
            <text:p>5,36443554</text:p>
          </table:table-cell>
          <table:table-cell office:value-type="float" office:value="0.50960422096806601" table:style-name="ce1">
            <text:p>0,509604221</text:p>
          </table:table-cell>
          <table:table-cell office:value-type="float" office:value="-1.3930996655457899" table:style-name="ce1">
            <text:p>-1,393099666</text:p>
          </table:table-cell>
          <table:table-cell office:value-type="float" office:value="0.28596804673423698" table:style-name="ce1">
            <text:p>0,285968047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5.3348721855089103" table:style-name="ce1">
            <text:p>5,334872186</text:p>
          </table:table-cell>
          <table:table-cell office:value-type="float" office:value="0.51068678652930799" table:style-name="ce1">
            <text:p>0,510686787</text:p>
          </table:table-cell>
          <table:table-cell office:value-type="float" office:value="-1.3931223897956999" table:style-name="ce1">
            <text:p>-1,39312239</text:p>
          </table:table-cell>
          <table:table-cell office:value-type="float" office:value="0.28611150506874999" table:style-name="ce1">
            <text:p>0,28611150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.2597649771565598" table:style-name="ce1">
            <text:p>5,259764977</text:p>
          </table:table-cell>
          <table:table-cell office:value-type="float" office:value="0.51172585388668701" table:style-name="ce1">
            <text:p>0,511725854</text:p>
          </table:table-cell>
          <table:table-cell office:value-type="float" office:value="-1.3931528904366299" table:style-name="ce1">
            <text:p>-1,39315289</text:p>
          </table:table-cell>
          <table:table-cell office:value-type="float" office:value="0.28654871408085097" table:style-name="ce1">
            <text:p>0,286548714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5.1337809260401501" table:style-name="ce1">
            <text:p>5,133780926</text:p>
          </table:table-cell>
          <table:table-cell office:value-type="float" office:value="0.51547799817500894" table:style-name="ce1">
            <text:p>0,515477998</text:p>
          </table:table-cell>
          <table:table-cell office:value-type="float" office:value="-1.3944446004536299" table:style-name="ce1">
            <text:p>-1,3944446</text:p>
          </table:table-cell>
          <table:table-cell office:value-type="float" office:value="0.28529899478843301" table:style-name="ce1">
            <text:p>0,28529899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9063058455036099" table:style-name="ce1">
            <text:p>4,906305846</text:p>
          </table:table-cell>
          <table:table-cell office:value-type="float" office:value="0.52279501562715902" table:style-name="ce1">
            <text:p>0,522795016</text:p>
          </table:table-cell>
          <table:table-cell office:value-type="float" office:value="-1.38390441970484" table:style-name="ce1">
            <text:p>-1,38390442</text:p>
          </table:table-cell>
          <table:table-cell office:value-type="float" office:value="0.29421321082409901" table:style-name="ce1">
            <text:p>0,294213211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4.5039788300532599" table:style-name="ce1">
            <text:p>4,50397883</text:p>
          </table:table-cell>
          <table:table-cell office:value-type="float" office:value="0.53670255695181901" table:style-name="ce1">
            <text:p>0,536702557</text:p>
          </table:table-cell>
          <table:table-cell office:value-type="float" office:value="-1.3691431673619701" table:style-name="ce1">
            <text:p>-1,369143167</text:p>
          </table:table-cell>
          <table:table-cell office:value-type="float" office:value="0.30387619261641202" table:style-name="ce1">
            <text:p>0,30387619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8210046550236001" table:style-name="ce1">
            <text:p>3,821004655</text:p>
          </table:table-cell>
          <table:table-cell office:value-type="float" office:value="0.56441634910499505" table:style-name="ce1">
            <text:p>0,564416349</text:p>
          </table:table-cell>
          <table:table-cell office:value-type="float" office:value="-1.3423626201065599" table:style-name="ce1">
            <text:p>-1,34236262</text:p>
          </table:table-cell>
          <table:table-cell office:value-type="float" office:value="0.32300927908926902" table:style-name="ce1">
            <text:p>0,323009279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2.7126820518614401" table:style-name="ce1">
            <text:p>2,712682052</text:p>
          </table:table-cell>
          <table:table-cell office:value-type="float" office:value="0.62763403103257298" table:style-name="ce1">
            <text:p>0,627634031</text:p>
          </table:table-cell>
          <table:table-cell office:value-type="float" office:value="-1.2965188259009901" table:style-name="ce1">
            <text:p>-1,296518826</text:p>
          </table:table-cell>
          <table:table-cell office:value-type="float" office:value="0.35272329993269902" table:style-name="ce1">
            <text:p>0,352723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.6475078295724517" table:formula="msoxl:=AVERAGE(B2:B200)" table:style-name="ce1">
            <text:p>5,64750783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6:31Z</dc:date>
    <meta:editing-cycles>6</meta:editing-cycles>
    <meta:editing-duration>PT0S</meta:editing-duration>
  </office:meta>
</office:document-meta>
</file>